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ray Index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Duty Cycle Value</text:p>
          </table:table-cell>
          <table:table-cell table:style-name="Default" office:value-type="string" calcext:value-type="string">
            <text:p>Duty Cycle Value With Comm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90/256)*([.A2])" office:value-type="float" office:value="0" calcext:value-type="float">
            <text:p>0</text:p>
          </table:table-cell>
          <table:table-cell table:formula="of:=ROUND(SIN([.B2]*PI()/180)*([.$H$2]/2))+[.$H$3]" office:value-type="float" office:value="508" calcext:value-type="float">
            <text:p>508</text:p>
          </table:table-cell>
          <table:table-cell table:formula="of:=[.C2]&amp;&quot;,&quot;" office:value-type="string" office:string-value="508," calcext:value-type="string">
            <text:p>508,</text:p>
          </table:table-cell>
          <table:table-cell table:number-columns-repeated="2"/>
          <table:table-cell office:value-type="string" calcext:value-type="string">
            <text:p>Max Duty Cycle Value =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(90/256)*([.A3])" office:value-type="float" office:value="0.3515625" calcext:value-type="float">
            <text:p>0.3515625</text:p>
          </table:table-cell>
          <table:table-cell table:formula="of:=ROUND(SIN([.B3]*PI()/180)*([.$H$2]/2))+[.$H$3]" office:value-type="float" office:value="511" calcext:value-type="float">
            <text:p>511</text:p>
          </table:table-cell>
          <table:table-cell table:formula="of:=[.C3]&amp;&quot;,&quot;" office:value-type="string" office:string-value="511," calcext:value-type="string">
            <text:p>511,</text:p>
          </table:table-cell>
          <table:table-cell table:number-columns-repeated="2"/>
          <table:table-cell office:value-type="string" calcext:value-type="string">
            <text:p>Offset = </text:p>
          </table:table-cell>
          <table:table-cell table:formula="of:=[.H2]/2" office:value-type="float" office:value="508" calcext:value-type="float">
            <text:p>508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(90/256)*([.A4])" office:value-type="float" office:value="0.703125" calcext:value-type="float">
            <text:p>0.703125</text:p>
          </table:table-cell>
          <table:table-cell table:formula="of:=ROUND(SIN([.B4]*PI()/180)*([.$H$2]/2))+[.$H$3]" office:value-type="float" office:value="514" calcext:value-type="float">
            <text:p>514</text:p>
          </table:table-cell>
          <table:table-cell table:formula="of:=[.C4]&amp;&quot;,&quot;" office:value-type="string" office:string-value="514," calcext:value-type="string">
            <text:p>514,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(90/256)*([.A5])" office:value-type="float" office:value="1.0546875" calcext:value-type="float">
            <text:p>1.0546875</text:p>
          </table:table-cell>
          <table:table-cell table:formula="of:=ROUND(SIN([.B5]*PI()/180)*([.$H$2]/2))+[.$H$3]" office:value-type="float" office:value="517" calcext:value-type="float">
            <text:p>517</text:p>
          </table:table-cell>
          <table:table-cell table:formula="of:=[.C5]&amp;&quot;,&quot;" office:value-type="string" office:string-value="517," calcext:value-type="string">
            <text:p>517,</text:p>
          </table:table-cell>
          <table:table-cell table:number-columns-repeated="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(90/256)*([.A6])" office:value-type="float" office:value="1.40625" calcext:value-type="float">
            <text:p>1.40625</text:p>
          </table:table-cell>
          <table:table-cell table:formula="of:=ROUND(SIN([.B6]*PI()/180)*([.$H$2]/2))+[.$H$3]" office:value-type="float" office:value="520" calcext:value-type="float">
            <text:p>520</text:p>
          </table:table-cell>
          <table:table-cell table:formula="of:=[.C6]&amp;&quot;,&quot;" office:value-type="string" office:string-value="520," calcext:value-type="string">
            <text:p>520,</text:p>
          </table:table-cell>
          <table:table-cell table:number-columns-repeated="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(90/256)*([.A7])" office:value-type="float" office:value="1.7578125" calcext:value-type="float">
            <text:p>1.7578125</text:p>
          </table:table-cell>
          <table:table-cell table:formula="of:=ROUND(SIN([.B7]*PI()/180)*([.$H$2]/2))+[.$H$3]" office:value-type="float" office:value="524" calcext:value-type="float">
            <text:p>524</text:p>
          </table:table-cell>
          <table:table-cell table:formula="of:=[.C7]&amp;&quot;,&quot;" office:value-type="string" office:string-value="524," calcext:value-type="string">
            <text:p>524,</text:p>
          </table:table-cell>
          <table:table-cell table:number-columns-repeated="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(90/256)*([.A8])" office:value-type="float" office:value="2.109375" calcext:value-type="float">
            <text:p>2.109375</text:p>
          </table:table-cell>
          <table:table-cell table:formula="of:=ROUND(SIN([.B8]*PI()/180)*([.$H$2]/2))+[.$H$3]" office:value-type="float" office:value="527" calcext:value-type="float">
            <text:p>527</text:p>
          </table:table-cell>
          <table:table-cell table:formula="of:=[.C8]&amp;&quot;,&quot;" office:value-type="string" office:string-value="527," calcext:value-type="string">
            <text:p>527,</text:p>
          </table:table-cell>
          <table:table-cell table:number-columns-repeated="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(90/256)*([.A9])" office:value-type="float" office:value="2.4609375" calcext:value-type="float">
            <text:p>2.4609375</text:p>
          </table:table-cell>
          <table:table-cell table:formula="of:=ROUND(SIN([.B9]*PI()/180)*([.$H$2]/2))+[.$H$3]" office:value-type="float" office:value="530" calcext:value-type="float">
            <text:p>530</text:p>
          </table:table-cell>
          <table:table-cell table:formula="of:=[.C9]&amp;&quot;,&quot;" office:value-type="string" office:string-value="530," calcext:value-type="string">
            <text:p>530,</text:p>
          </table:table-cell>
          <table:table-cell table:number-columns-repeated="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(90/256)*([.A10])" office:value-type="float" office:value="2.8125" calcext:value-type="float">
            <text:p>2.8125</text:p>
          </table:table-cell>
          <table:table-cell table:formula="of:=ROUND(SIN([.B10]*PI()/180)*([.$H$2]/2))+[.$H$3]" office:value-type="float" office:value="533" calcext:value-type="float">
            <text:p>533</text:p>
          </table:table-cell>
          <table:table-cell table:formula="of:=[.C10]&amp;&quot;,&quot;" office:value-type="string" office:string-value="533," calcext:value-type="string">
            <text:p>533,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(90/256)*([.A11])" office:value-type="float" office:value="3.1640625" calcext:value-type="float">
            <text:p>3.1640625</text:p>
          </table:table-cell>
          <table:table-cell table:formula="of:=ROUND(SIN([.B11]*PI()/180)*([.$H$2]/2))+[.$H$3]" office:value-type="float" office:value="536" calcext:value-type="float">
            <text:p>536</text:p>
          </table:table-cell>
          <table:table-cell table:formula="of:=[.C11]&amp;&quot;,&quot;" office:value-type="string" office:string-value="536," calcext:value-type="string">
            <text:p>536,</text:p>
          </table:table-cell>
          <table:table-cell table:number-columns-repeated="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(90/256)*([.A12])" office:value-type="float" office:value="3.515625" calcext:value-type="float">
            <text:p>3.515625</text:p>
          </table:table-cell>
          <table:table-cell table:formula="of:=ROUND(SIN([.B12]*PI()/180)*([.$H$2]/2))+[.$H$3]" office:value-type="float" office:value="539" calcext:value-type="float">
            <text:p>539</text:p>
          </table:table-cell>
          <table:table-cell table:formula="of:=[.C12]&amp;&quot;,&quot;" office:value-type="string" office:string-value="539," calcext:value-type="string">
            <text:p>539,</text:p>
          </table:table-cell>
          <table:table-cell table:number-columns-repeated="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(90/256)*([.A13])" office:value-type="float" office:value="3.8671875" calcext:value-type="float">
            <text:p>3.8671875</text:p>
          </table:table-cell>
          <table:table-cell table:formula="of:=ROUND(SIN([.B13]*PI()/180)*([.$H$2]/2))+[.$H$3]" office:value-type="float" office:value="542" calcext:value-type="float">
            <text:p>542</text:p>
          </table:table-cell>
          <table:table-cell table:formula="of:=[.C13]&amp;&quot;,&quot;" office:value-type="string" office:string-value="542," calcext:value-type="string">
            <text:p>542,</text:p>
          </table:table-cell>
          <table:table-cell table:number-columns-repeated="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(90/256)*([.A14])" office:value-type="float" office:value="4.21875" calcext:value-type="float">
            <text:p>4.21875</text:p>
          </table:table-cell>
          <table:table-cell table:formula="of:=ROUND(SIN([.B14]*PI()/180)*([.$H$2]/2))+[.$H$3]" office:value-type="float" office:value="545" calcext:value-type="float">
            <text:p>545</text:p>
          </table:table-cell>
          <table:table-cell table:formula="of:=[.C14]&amp;&quot;,&quot;" office:value-type="string" office:string-value="545," calcext:value-type="string">
            <text:p>545,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(90/256)*([.A15])" office:value-type="float" office:value="4.5703125" calcext:value-type="float">
            <text:p>4.5703125</text:p>
          </table:table-cell>
          <table:table-cell table:formula="of:=ROUND(SIN([.B15]*PI()/180)*([.$H$2]/2))+[.$H$3]" office:value-type="float" office:value="548" calcext:value-type="float">
            <text:p>548</text:p>
          </table:table-cell>
          <table:table-cell table:formula="of:=[.C15]&amp;&quot;,&quot;" office:value-type="string" office:string-value="548," calcext:value-type="string">
            <text:p>548,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(90/256)*([.A16])" office:value-type="float" office:value="4.921875" calcext:value-type="float">
            <text:p>4.921875</text:p>
          </table:table-cell>
          <table:table-cell table:formula="of:=ROUND(SIN([.B16]*PI()/180)*([.$H$2]/2))+[.$H$3]" office:value-type="float" office:value="552" calcext:value-type="float">
            <text:p>552</text:p>
          </table:table-cell>
          <table:table-cell table:formula="of:=[.C16]&amp;&quot;,&quot;" office:value-type="string" office:string-value="552," calcext:value-type="string">
            <text:p>552,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(90/256)*([.A17])" office:value-type="float" office:value="5.2734375" calcext:value-type="float">
            <text:p>5.2734375</text:p>
          </table:table-cell>
          <table:table-cell table:formula="of:=ROUND(SIN([.B17]*PI()/180)*([.$H$2]/2))+[.$H$3]" office:value-type="float" office:value="555" calcext:value-type="float">
            <text:p>555</text:p>
          </table:table-cell>
          <table:table-cell table:formula="of:=[.C17]&amp;&quot;,&quot;" office:value-type="string" office:string-value="555," calcext:value-type="string">
            <text:p>555,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(90/256)*([.A18])" office:value-type="float" office:value="5.625" calcext:value-type="float">
            <text:p>5.625</text:p>
          </table:table-cell>
          <table:table-cell table:formula="of:=ROUND(SIN([.B18]*PI()/180)*([.$H$2]/2))+[.$H$3]" office:value-type="float" office:value="558" calcext:value-type="float">
            <text:p>558</text:p>
          </table:table-cell>
          <table:table-cell table:formula="of:=[.C18]&amp;&quot;,&quot;" office:value-type="string" office:string-value="558," calcext:value-type="string">
            <text:p>558,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(90/256)*([.A19])" office:value-type="float" office:value="5.9765625" calcext:value-type="float">
            <text:p>5.9765625</text:p>
          </table:table-cell>
          <table:table-cell table:formula="of:=ROUND(SIN([.B19]*PI()/180)*([.$H$2]/2))+[.$H$3]" office:value-type="float" office:value="561" calcext:value-type="float">
            <text:p>561</text:p>
          </table:table-cell>
          <table:table-cell table:formula="of:=[.C19]&amp;&quot;,&quot;" office:value-type="string" office:string-value="561," calcext:value-type="string">
            <text:p>561,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(90/256)*([.A20])" office:value-type="float" office:value="6.328125" calcext:value-type="float">
            <text:p>6.328125</text:p>
          </table:table-cell>
          <table:table-cell table:formula="of:=ROUND(SIN([.B20]*PI()/180)*([.$H$2]/2))+[.$H$3]" office:value-type="float" office:value="564" calcext:value-type="float">
            <text:p>564</text:p>
          </table:table-cell>
          <table:table-cell table:formula="of:=[.C20]&amp;&quot;,&quot;" office:value-type="string" office:string-value="564," calcext:value-type="string">
            <text:p>564,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(90/256)*([.A21])" office:value-type="float" office:value="6.6796875" calcext:value-type="float">
            <text:p>6.6796875</text:p>
          </table:table-cell>
          <table:table-cell table:formula="of:=ROUND(SIN([.B21]*PI()/180)*([.$H$2]/2))+[.$H$3]" office:value-type="float" office:value="567" calcext:value-type="float">
            <text:p>567</text:p>
          </table:table-cell>
          <table:table-cell table:formula="of:=[.C21]&amp;&quot;,&quot;" office:value-type="string" office:string-value="567," calcext:value-type="string">
            <text:p>567,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(90/256)*([.A22])" office:value-type="float" office:value="7.03125" calcext:value-type="float">
            <text:p>7.03125</text:p>
          </table:table-cell>
          <table:table-cell table:formula="of:=ROUND(SIN([.B22]*PI()/180)*([.$H$2]/2))+[.$H$3]" office:value-type="float" office:value="570" calcext:value-type="float">
            <text:p>570</text:p>
          </table:table-cell>
          <table:table-cell table:formula="of:=[.C22]&amp;&quot;,&quot;" office:value-type="string" office:string-value="570," calcext:value-type="string">
            <text:p>570,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(90/256)*([.A23])" office:value-type="float" office:value="7.3828125" calcext:value-type="float">
            <text:p>7.3828125</text:p>
          </table:table-cell>
          <table:table-cell table:formula="of:=ROUND(SIN([.B23]*PI()/180)*([.$H$2]/2))+[.$H$3]" office:value-type="float" office:value="573" calcext:value-type="float">
            <text:p>573</text:p>
          </table:table-cell>
          <table:table-cell table:formula="of:=[.C23]&amp;&quot;,&quot;" office:value-type="string" office:string-value="573," calcext:value-type="string">
            <text:p>573,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(90/256)*([.A24])" office:value-type="float" office:value="7.734375" calcext:value-type="float">
            <text:p>7.734375</text:p>
          </table:table-cell>
          <table:table-cell table:formula="of:=ROUND(SIN([.B24]*PI()/180)*([.$H$2]/2))+[.$H$3]" office:value-type="float" office:value="576" calcext:value-type="float">
            <text:p>576</text:p>
          </table:table-cell>
          <table:table-cell table:formula="of:=[.C24]&amp;&quot;,&quot;" office:value-type="string" office:string-value="576," calcext:value-type="string">
            <text:p>576,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(90/256)*([.A25])" office:value-type="float" office:value="8.0859375" calcext:value-type="float">
            <text:p>8.0859375</text:p>
          </table:table-cell>
          <table:table-cell table:formula="of:=ROUND(SIN([.B25]*PI()/180)*([.$H$2]/2))+[.$H$3]" office:value-type="float" office:value="579" calcext:value-type="float">
            <text:p>579</text:p>
          </table:table-cell>
          <table:table-cell table:formula="of:=[.C25]&amp;&quot;,&quot;" office:value-type="string" office:string-value="579," calcext:value-type="string">
            <text:p>579,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(90/256)*([.A26])" office:value-type="float" office:value="8.4375" calcext:value-type="float">
            <text:p>8.4375</text:p>
          </table:table-cell>
          <table:table-cell table:formula="of:=ROUND(SIN([.B26]*PI()/180)*([.$H$2]/2))+[.$H$3]" office:value-type="float" office:value="583" calcext:value-type="float">
            <text:p>583</text:p>
          </table:table-cell>
          <table:table-cell table:formula="of:=[.C26]&amp;&quot;,&quot;" office:value-type="string" office:string-value="583," calcext:value-type="string">
            <text:p>583,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(90/256)*([.A27])" office:value-type="float" office:value="8.7890625" calcext:value-type="float">
            <text:p>8.7890625</text:p>
          </table:table-cell>
          <table:table-cell table:formula="of:=ROUND(SIN([.B27]*PI()/180)*([.$H$2]/2))+[.$H$3]" office:value-type="float" office:value="586" calcext:value-type="float">
            <text:p>586</text:p>
          </table:table-cell>
          <table:table-cell table:formula="of:=[.C27]&amp;&quot;,&quot;" office:value-type="string" office:string-value="586," calcext:value-type="string">
            <text:p>586,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(90/256)*([.A28])" office:value-type="float" office:value="9.140625" calcext:value-type="float">
            <text:p>9.140625</text:p>
          </table:table-cell>
          <table:table-cell table:formula="of:=ROUND(SIN([.B28]*PI()/180)*([.$H$2]/2))+[.$H$3]" office:value-type="float" office:value="589" calcext:value-type="float">
            <text:p>589</text:p>
          </table:table-cell>
          <table:table-cell table:formula="of:=[.C28]&amp;&quot;,&quot;" office:value-type="string" office:string-value="589," calcext:value-type="string">
            <text:p>589,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(90/256)*([.A29])" office:value-type="float" office:value="9.4921875" calcext:value-type="float">
            <text:p>9.4921875</text:p>
          </table:table-cell>
          <table:table-cell table:formula="of:=ROUND(SIN([.B29]*PI()/180)*([.$H$2]/2))+[.$H$3]" office:value-type="float" office:value="592" calcext:value-type="float">
            <text:p>592</text:p>
          </table:table-cell>
          <table:table-cell table:formula="of:=[.C29]&amp;&quot;,&quot;" office:value-type="string" office:string-value="592," calcext:value-type="string">
            <text:p>592,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(90/256)*([.A30])" office:value-type="float" office:value="9.84375" calcext:value-type="float">
            <text:p>9.84375</text:p>
          </table:table-cell>
          <table:table-cell table:formula="of:=ROUND(SIN([.B30]*PI()/180)*([.$H$2]/2))+[.$H$3]" office:value-type="float" office:value="595" calcext:value-type="float">
            <text:p>595</text:p>
          </table:table-cell>
          <table:table-cell table:formula="of:=[.C30]&amp;&quot;,&quot;" office:value-type="string" office:string-value="595," calcext:value-type="string">
            <text:p>595,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(90/256)*([.A31])" office:value-type="float" office:value="10.1953125" calcext:value-type="float">
            <text:p>10.1953125</text:p>
          </table:table-cell>
          <table:table-cell table:formula="of:=ROUND(SIN([.B31]*PI()/180)*([.$H$2]/2))+[.$H$3]" office:value-type="float" office:value="598" calcext:value-type="float">
            <text:p>598</text:p>
          </table:table-cell>
          <table:table-cell table:formula="of:=[.C31]&amp;&quot;,&quot;" office:value-type="string" office:string-value="598," calcext:value-type="string">
            <text:p>598,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(90/256)*([.A32])" office:value-type="float" office:value="10.546875" calcext:value-type="float">
            <text:p>10.546875</text:p>
          </table:table-cell>
          <table:table-cell table:formula="of:=ROUND(SIN([.B32]*PI()/180)*([.$H$2]/2))+[.$H$3]" office:value-type="float" office:value="601" calcext:value-type="float">
            <text:p>601</text:p>
          </table:table-cell>
          <table:table-cell table:formula="of:=[.C32]&amp;&quot;,&quot;" office:value-type="string" office:string-value="601," calcext:value-type="string">
            <text:p>601,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(90/256)*([.A33])" office:value-type="float" office:value="10.8984375" calcext:value-type="float">
            <text:p>10.8984375</text:p>
          </table:table-cell>
          <table:table-cell table:formula="of:=ROUND(SIN([.B33]*PI()/180)*([.$H$2]/2))+[.$H$3]" office:value-type="float" office:value="604" calcext:value-type="float">
            <text:p>604</text:p>
          </table:table-cell>
          <table:table-cell table:formula="of:=[.C33]&amp;&quot;,&quot;" office:value-type="string" office:string-value="604," calcext:value-type="string">
            <text:p>604,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(90/256)*([.A34])" office:value-type="float" office:value="11.25" calcext:value-type="float">
            <text:p>11.25</text:p>
          </table:table-cell>
          <table:table-cell table:formula="of:=ROUND(SIN([.B34]*PI()/180)*([.$H$2]/2))+[.$H$3]" office:value-type="float" office:value="607" calcext:value-type="float">
            <text:p>607</text:p>
          </table:table-cell>
          <table:table-cell table:formula="of:=[.C34]&amp;&quot;,&quot;" office:value-type="string" office:string-value="607," calcext:value-type="string">
            <text:p>607,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(90/256)*([.A35])" office:value-type="float" office:value="11.6015625" calcext:value-type="float">
            <text:p>11.6015625</text:p>
          </table:table-cell>
          <table:table-cell table:formula="of:=ROUND(SIN([.B35]*PI()/180)*([.$H$2]/2))+[.$H$3]" office:value-type="float" office:value="610" calcext:value-type="float">
            <text:p>610</text:p>
          </table:table-cell>
          <table:table-cell table:formula="of:=[.C35]&amp;&quot;,&quot;" office:value-type="string" office:string-value="610," calcext:value-type="string">
            <text:p>610,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(90/256)*([.A36])" office:value-type="float" office:value="11.953125" calcext:value-type="float">
            <text:p>11.953125</text:p>
          </table:table-cell>
          <table:table-cell table:formula="of:=ROUND(SIN([.B36]*PI()/180)*([.$H$2]/2))+[.$H$3]" office:value-type="float" office:value="613" calcext:value-type="float">
            <text:p>613</text:p>
          </table:table-cell>
          <table:table-cell table:formula="of:=[.C36]&amp;&quot;,&quot;" office:value-type="string" office:string-value="613," calcext:value-type="string">
            <text:p>613,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(90/256)*([.A37])" office:value-type="float" office:value="12.3046875" calcext:value-type="float">
            <text:p>12.3046875</text:p>
          </table:table-cell>
          <table:table-cell table:formula="of:=ROUND(SIN([.B37]*PI()/180)*([.$H$2]/2))+[.$H$3]" office:value-type="float" office:value="616" calcext:value-type="float">
            <text:p>616</text:p>
          </table:table-cell>
          <table:table-cell table:formula="of:=[.C37]&amp;&quot;,&quot;" office:value-type="string" office:string-value="616," calcext:value-type="string">
            <text:p>616,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(90/256)*([.A38])" office:value-type="float" office:value="12.65625" calcext:value-type="float">
            <text:p>12.65625</text:p>
          </table:table-cell>
          <table:table-cell table:formula="of:=ROUND(SIN([.B38]*PI()/180)*([.$H$2]/2))+[.$H$3]" office:value-type="float" office:value="619" calcext:value-type="float">
            <text:p>619</text:p>
          </table:table-cell>
          <table:table-cell table:formula="of:=[.C38]&amp;&quot;,&quot;" office:value-type="string" office:string-value="619," calcext:value-type="string">
            <text:p>619,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(90/256)*([.A39])" office:value-type="float" office:value="13.0078125" calcext:value-type="float">
            <text:p>13.0078125</text:p>
          </table:table-cell>
          <table:table-cell table:formula="of:=ROUND(SIN([.B39]*PI()/180)*([.$H$2]/2))+[.$H$3]" office:value-type="float" office:value="622" calcext:value-type="float">
            <text:p>622</text:p>
          </table:table-cell>
          <table:table-cell table:formula="of:=[.C39]&amp;&quot;,&quot;" office:value-type="string" office:string-value="622," calcext:value-type="string">
            <text:p>622,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(90/256)*([.A40])" office:value-type="float" office:value="13.359375" calcext:value-type="float">
            <text:p>13.359375</text:p>
          </table:table-cell>
          <table:table-cell table:formula="of:=ROUND(SIN([.B40]*PI()/180)*([.$H$2]/2))+[.$H$3]" office:value-type="float" office:value="625" calcext:value-type="float">
            <text:p>625</text:p>
          </table:table-cell>
          <table:table-cell table:formula="of:=[.C40]&amp;&quot;,&quot;" office:value-type="string" office:string-value="625," calcext:value-type="string">
            <text:p>625,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(90/256)*([.A41])" office:value-type="float" office:value="13.7109375" calcext:value-type="float">
            <text:p>13.7109375</text:p>
          </table:table-cell>
          <table:table-cell table:formula="of:=ROUND(SIN([.B41]*PI()/180)*([.$H$2]/2))+[.$H$3]" office:value-type="float" office:value="628" calcext:value-type="float">
            <text:p>628</text:p>
          </table:table-cell>
          <table:table-cell table:formula="of:=[.C41]&amp;&quot;,&quot;" office:value-type="string" office:string-value="628," calcext:value-type="string">
            <text:p>628,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(90/256)*([.A42])" office:value-type="float" office:value="14.0625" calcext:value-type="float">
            <text:p>14.0625</text:p>
          </table:table-cell>
          <table:table-cell table:formula="of:=ROUND(SIN([.B42]*PI()/180)*([.$H$2]/2))+[.$H$3]" office:value-type="float" office:value="631" calcext:value-type="float">
            <text:p>631</text:p>
          </table:table-cell>
          <table:table-cell table:formula="of:=[.C42]&amp;&quot;,&quot;" office:value-type="string" office:string-value="631," calcext:value-type="string">
            <text:p>631,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(90/256)*([.A43])" office:value-type="float" office:value="14.4140625" calcext:value-type="float">
            <text:p>14.4140625</text:p>
          </table:table-cell>
          <table:table-cell table:formula="of:=ROUND(SIN([.B43]*PI()/180)*([.$H$2]/2))+[.$H$3]" office:value-type="float" office:value="634" calcext:value-type="float">
            <text:p>634</text:p>
          </table:table-cell>
          <table:table-cell table:formula="of:=[.C43]&amp;&quot;,&quot;" office:value-type="string" office:string-value="634," calcext:value-type="string">
            <text:p>634,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(90/256)*([.A44])" office:value-type="float" office:value="14.765625" calcext:value-type="float">
            <text:p>14.765625</text:p>
          </table:table-cell>
          <table:table-cell table:formula="of:=ROUND(SIN([.B44]*PI()/180)*([.$H$2]/2))+[.$H$3]" office:value-type="float" office:value="637" calcext:value-type="float">
            <text:p>637</text:p>
          </table:table-cell>
          <table:table-cell table:formula="of:=[.C44]&amp;&quot;,&quot;" office:value-type="string" office:string-value="637," calcext:value-type="string">
            <text:p>637,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(90/256)*([.A45])" office:value-type="float" office:value="15.1171875" calcext:value-type="float">
            <text:p>15.1171875</text:p>
          </table:table-cell>
          <table:table-cell table:formula="of:=ROUND(SIN([.B45]*PI()/180)*([.$H$2]/2))+[.$H$3]" office:value-type="float" office:value="640" calcext:value-type="float">
            <text:p>640</text:p>
          </table:table-cell>
          <table:table-cell table:formula="of:=[.C45]&amp;&quot;,&quot;" office:value-type="string" office:string-value="640," calcext:value-type="string">
            <text:p>640,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(90/256)*([.A46])" office:value-type="float" office:value="15.46875" calcext:value-type="float">
            <text:p>15.46875</text:p>
          </table:table-cell>
          <table:table-cell table:formula="of:=ROUND(SIN([.B46]*PI()/180)*([.$H$2]/2))+[.$H$3]" office:value-type="float" office:value="643" calcext:value-type="float">
            <text:p>643</text:p>
          </table:table-cell>
          <table:table-cell table:formula="of:=[.C46]&amp;&quot;,&quot;" office:value-type="string" office:string-value="643," calcext:value-type="string">
            <text:p>643,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(90/256)*([.A47])" office:value-type="float" office:value="15.8203125" calcext:value-type="float">
            <text:p>15.8203125</text:p>
          </table:table-cell>
          <table:table-cell table:formula="of:=ROUND(SIN([.B47]*PI()/180)*([.$H$2]/2))+[.$H$3]" office:value-type="float" office:value="646" calcext:value-type="float">
            <text:p>646</text:p>
          </table:table-cell>
          <table:table-cell table:formula="of:=[.C47]&amp;&quot;,&quot;" office:value-type="string" office:string-value="646," calcext:value-type="string">
            <text:p>646,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(90/256)*([.A48])" office:value-type="float" office:value="16.171875" calcext:value-type="float">
            <text:p>16.171875</text:p>
          </table:table-cell>
          <table:table-cell table:formula="of:=ROUND(SIN([.B48]*PI()/180)*([.$H$2]/2))+[.$H$3]" office:value-type="float" office:value="649" calcext:value-type="float">
            <text:p>649</text:p>
          </table:table-cell>
          <table:table-cell table:formula="of:=[.C48]&amp;&quot;,&quot;" office:value-type="string" office:string-value="649," calcext:value-type="string">
            <text:p>649,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(90/256)*([.A49])" office:value-type="float" office:value="16.5234375" calcext:value-type="float">
            <text:p>16.5234375</text:p>
          </table:table-cell>
          <table:table-cell table:formula="of:=ROUND(SIN([.B49]*PI()/180)*([.$H$2]/2))+[.$H$3]" office:value-type="float" office:value="652" calcext:value-type="float">
            <text:p>652</text:p>
          </table:table-cell>
          <table:table-cell table:formula="of:=[.C49]&amp;&quot;,&quot;" office:value-type="string" office:string-value="652," calcext:value-type="string">
            <text:p>652,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(90/256)*([.A50])" office:value-type="float" office:value="16.875" calcext:value-type="float">
            <text:p>16.875</text:p>
          </table:table-cell>
          <table:table-cell table:formula="of:=ROUND(SIN([.B50]*PI()/180)*([.$H$2]/2))+[.$H$3]" office:value-type="float" office:value="655" calcext:value-type="float">
            <text:p>655</text:p>
          </table:table-cell>
          <table:table-cell table:formula="of:=[.C50]&amp;&quot;,&quot;" office:value-type="string" office:string-value="655," calcext:value-type="string">
            <text:p>655,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(90/256)*([.A51])" office:value-type="float" office:value="17.2265625" calcext:value-type="float">
            <text:p>17.2265625</text:p>
          </table:table-cell>
          <table:table-cell table:formula="of:=ROUND(SIN([.B51]*PI()/180)*([.$H$2]/2))+[.$H$3]" office:value-type="float" office:value="658" calcext:value-type="float">
            <text:p>658</text:p>
          </table:table-cell>
          <table:table-cell table:formula="of:=[.C51]&amp;&quot;,&quot;" office:value-type="string" office:string-value="658," calcext:value-type="string">
            <text:p>658,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(90/256)*([.A52])" office:value-type="float" office:value="17.578125" calcext:value-type="float">
            <text:p>17.578125</text:p>
          </table:table-cell>
          <table:table-cell table:formula="of:=ROUND(SIN([.B52]*PI()/180)*([.$H$2]/2))+[.$H$3]" office:value-type="float" office:value="661" calcext:value-type="float">
            <text:p>661</text:p>
          </table:table-cell>
          <table:table-cell table:formula="of:=[.C52]&amp;&quot;,&quot;" office:value-type="string" office:string-value="661," calcext:value-type="string">
            <text:p>661,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(90/256)*([.A53])" office:value-type="float" office:value="17.9296875" calcext:value-type="float">
            <text:p>17.9296875</text:p>
          </table:table-cell>
          <table:table-cell table:formula="of:=ROUND(SIN([.B53]*PI()/180)*([.$H$2]/2))+[.$H$3]" office:value-type="float" office:value="664" calcext:value-type="float">
            <text:p>664</text:p>
          </table:table-cell>
          <table:table-cell table:formula="of:=[.C53]&amp;&quot;,&quot;" office:value-type="string" office:string-value="664," calcext:value-type="string">
            <text:p>664,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(90/256)*([.A54])" office:value-type="float" office:value="18.28125" calcext:value-type="float">
            <text:p>18.28125</text:p>
          </table:table-cell>
          <table:table-cell table:formula="of:=ROUND(SIN([.B54]*PI()/180)*([.$H$2]/2))+[.$H$3]" office:value-type="float" office:value="667" calcext:value-type="float">
            <text:p>667</text:p>
          </table:table-cell>
          <table:table-cell table:formula="of:=[.C54]&amp;&quot;,&quot;" office:value-type="string" office:string-value="667," calcext:value-type="string">
            <text:p>667,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(90/256)*([.A55])" office:value-type="float" office:value="18.6328125" calcext:value-type="float">
            <text:p>18.6328125</text:p>
          </table:table-cell>
          <table:table-cell table:formula="of:=ROUND(SIN([.B55]*PI()/180)*([.$H$2]/2))+[.$H$3]" office:value-type="float" office:value="670" calcext:value-type="float">
            <text:p>670</text:p>
          </table:table-cell>
          <table:table-cell table:formula="of:=[.C55]&amp;&quot;,&quot;" office:value-type="string" office:string-value="670," calcext:value-type="string">
            <text:p>670,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(90/256)*([.A56])" office:value-type="float" office:value="18.984375" calcext:value-type="float">
            <text:p>18.984375</text:p>
          </table:table-cell>
          <table:table-cell table:formula="of:=ROUND(SIN([.B56]*PI()/180)*([.$H$2]/2))+[.$H$3]" office:value-type="float" office:value="673" calcext:value-type="float">
            <text:p>673</text:p>
          </table:table-cell>
          <table:table-cell table:formula="of:=[.C56]&amp;&quot;,&quot;" office:value-type="string" office:string-value="673," calcext:value-type="string">
            <text:p>673,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(90/256)*([.A57])" office:value-type="float" office:value="19.3359375" calcext:value-type="float">
            <text:p>19.3359375</text:p>
          </table:table-cell>
          <table:table-cell table:formula="of:=ROUND(SIN([.B57]*PI()/180)*([.$H$2]/2))+[.$H$3]" office:value-type="float" office:value="676" calcext:value-type="float">
            <text:p>676</text:p>
          </table:table-cell>
          <table:table-cell table:formula="of:=[.C57]&amp;&quot;,&quot;" office:value-type="string" office:string-value="676," calcext:value-type="string">
            <text:p>676,</text:p>
          </table:table-cell>
          <table:table-cell table:number-columns-repeated="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(90/256)*([.A58])" office:value-type="float" office:value="19.6875" calcext:value-type="float">
            <text:p>19.6875</text:p>
          </table:table-cell>
          <table:table-cell table:formula="of:=ROUND(SIN([.B58]*PI()/180)*([.$H$2]/2))+[.$H$3]" office:value-type="float" office:value="679" calcext:value-type="float">
            <text:p>679</text:p>
          </table:table-cell>
          <table:table-cell table:formula="of:=[.C58]&amp;&quot;,&quot;" office:value-type="string" office:string-value="679," calcext:value-type="string">
            <text:p>679,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(90/256)*([.A59])" office:value-type="float" office:value="20.0390625" calcext:value-type="float">
            <text:p>20.0390625</text:p>
          </table:table-cell>
          <table:table-cell table:formula="of:=ROUND(SIN([.B59]*PI()/180)*([.$H$2]/2))+[.$H$3]" office:value-type="float" office:value="682" calcext:value-type="float">
            <text:p>682</text:p>
          </table:table-cell>
          <table:table-cell table:formula="of:=[.C59]&amp;&quot;,&quot;" office:value-type="string" office:string-value="682," calcext:value-type="string">
            <text:p>682,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(90/256)*([.A60])" office:value-type="float" office:value="20.390625" calcext:value-type="float">
            <text:p>20.390625</text:p>
          </table:table-cell>
          <table:table-cell table:formula="of:=ROUND(SIN([.B60]*PI()/180)*([.$H$2]/2))+[.$H$3]" office:value-type="float" office:value="685" calcext:value-type="float">
            <text:p>685</text:p>
          </table:table-cell>
          <table:table-cell table:formula="of:=[.C60]&amp;&quot;,&quot;" office:value-type="string" office:string-value="685," calcext:value-type="string">
            <text:p>685,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(90/256)*([.A61])" office:value-type="float" office:value="20.7421875" calcext:value-type="float">
            <text:p>20.7421875</text:p>
          </table:table-cell>
          <table:table-cell table:formula="of:=ROUND(SIN([.B61]*PI()/180)*([.$H$2]/2))+[.$H$3]" office:value-type="float" office:value="688" calcext:value-type="float">
            <text:p>688</text:p>
          </table:table-cell>
          <table:table-cell table:formula="of:=[.C61]&amp;&quot;,&quot;" office:value-type="string" office:string-value="688," calcext:value-type="string">
            <text:p>688,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(90/256)*([.A62])" office:value-type="float" office:value="21.09375" calcext:value-type="float">
            <text:p>21.09375</text:p>
          </table:table-cell>
          <table:table-cell table:formula="of:=ROUND(SIN([.B62]*PI()/180)*([.$H$2]/2))+[.$H$3]" office:value-type="float" office:value="691" calcext:value-type="float">
            <text:p>691</text:p>
          </table:table-cell>
          <table:table-cell table:formula="of:=[.C62]&amp;&quot;,&quot;" office:value-type="string" office:string-value="691," calcext:value-type="string">
            <text:p>691,</text:p>
          </table:table-cell>
          <table:table-cell table:number-columns-repeated="4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(90/256)*([.A63])" office:value-type="float" office:value="21.4453125" calcext:value-type="float">
            <text:p>21.4453125</text:p>
          </table:table-cell>
          <table:table-cell table:formula="of:=ROUND(SIN([.B63]*PI()/180)*([.$H$2]/2))+[.$H$3]" office:value-type="float" office:value="694" calcext:value-type="float">
            <text:p>694</text:p>
          </table:table-cell>
          <table:table-cell table:formula="of:=[.C63]&amp;&quot;,&quot;" office:value-type="string" office:string-value="694," calcext:value-type="string">
            <text:p>694,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(90/256)*([.A64])" office:value-type="float" office:value="21.796875" calcext:value-type="float">
            <text:p>21.796875</text:p>
          </table:table-cell>
          <table:table-cell table:formula="of:=ROUND(SIN([.B64]*PI()/180)*([.$H$2]/2))+[.$H$3]" office:value-type="float" office:value="697" calcext:value-type="float">
            <text:p>697</text:p>
          </table:table-cell>
          <table:table-cell table:formula="of:=[.C64]&amp;&quot;,&quot;" office:value-type="string" office:string-value="697," calcext:value-type="string">
            <text:p>697,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(90/256)*([.A65])" office:value-type="float" office:value="22.1484375" calcext:value-type="float">
            <text:p>22.1484375</text:p>
          </table:table-cell>
          <table:table-cell table:formula="of:=ROUND(SIN([.B65]*PI()/180)*([.$H$2]/2))+[.$H$3]" office:value-type="float" office:value="700" calcext:value-type="float">
            <text:p>700</text:p>
          </table:table-cell>
          <table:table-cell table:formula="of:=[.C65]&amp;&quot;,&quot;" office:value-type="string" office:string-value="700," calcext:value-type="string">
            <text:p>700,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(90/256)*([.A66])" office:value-type="float" office:value="22.5" calcext:value-type="float">
            <text:p>22.5</text:p>
          </table:table-cell>
          <table:table-cell table:formula="of:=ROUND(SIN([.B66]*PI()/180)*([.$H$2]/2))+[.$H$3]" office:value-type="float" office:value="702" calcext:value-type="float">
            <text:p>702</text:p>
          </table:table-cell>
          <table:table-cell table:formula="of:=[.C66]&amp;&quot;,&quot;" office:value-type="string" office:string-value="702," calcext:value-type="string">
            <text:p>702,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(90/256)*([.A67])" office:value-type="float" office:value="22.8515625" calcext:value-type="float">
            <text:p>22.8515625</text:p>
          </table:table-cell>
          <table:table-cell table:formula="of:=ROUND(SIN([.B67]*PI()/180)*([.$H$2]/2))+[.$H$3]" office:value-type="float" office:value="705" calcext:value-type="float">
            <text:p>705</text:p>
          </table:table-cell>
          <table:table-cell table:formula="of:=[.C67]&amp;&quot;,&quot;" office:value-type="string" office:string-value="705," calcext:value-type="string">
            <text:p>705,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(90/256)*([.A68])" office:value-type="float" office:value="23.203125" calcext:value-type="float">
            <text:p>23.203125</text:p>
          </table:table-cell>
          <table:table-cell table:formula="of:=ROUND(SIN([.B68]*PI()/180)*([.$H$2]/2))+[.$H$3]" office:value-type="float" office:value="708" calcext:value-type="float">
            <text:p>708</text:p>
          </table:table-cell>
          <table:table-cell table:formula="of:=[.C68]&amp;&quot;,&quot;" office:value-type="string" office:string-value="708," calcext:value-type="string">
            <text:p>708,</text:p>
          </table:table-cell>
          <table:table-cell table:number-columns-repeated="4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(90/256)*([.A69])" office:value-type="float" office:value="23.5546875" calcext:value-type="float">
            <text:p>23.5546875</text:p>
          </table:table-cell>
          <table:table-cell table:formula="of:=ROUND(SIN([.B69]*PI()/180)*([.$H$2]/2))+[.$H$3]" office:value-type="float" office:value="711" calcext:value-type="float">
            <text:p>711</text:p>
          </table:table-cell>
          <table:table-cell table:formula="of:=[.C69]&amp;&quot;,&quot;" office:value-type="string" office:string-value="711," calcext:value-type="string">
            <text:p>711,</text:p>
          </table:table-cell>
          <table:table-cell table:number-columns-repeated="4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(90/256)*([.A70])" office:value-type="float" office:value="23.90625" calcext:value-type="float">
            <text:p>23.90625</text:p>
          </table:table-cell>
          <table:table-cell table:formula="of:=ROUND(SIN([.B70]*PI()/180)*([.$H$2]/2))+[.$H$3]" office:value-type="float" office:value="714" calcext:value-type="float">
            <text:p>714</text:p>
          </table:table-cell>
          <table:table-cell table:formula="of:=[.C70]&amp;&quot;,&quot;" office:value-type="string" office:string-value="714," calcext:value-type="string">
            <text:p>714,</text:p>
          </table:table-cell>
          <table:table-cell table:number-columns-repeated="4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(90/256)*([.A71])" office:value-type="float" office:value="24.2578125" calcext:value-type="float">
            <text:p>24.2578125</text:p>
          </table:table-cell>
          <table:table-cell table:formula="of:=ROUND(SIN([.B71]*PI()/180)*([.$H$2]/2))+[.$H$3]" office:value-type="float" office:value="717" calcext:value-type="float">
            <text:p>717</text:p>
          </table:table-cell>
          <table:table-cell table:formula="of:=[.C71]&amp;&quot;,&quot;" office:value-type="string" office:string-value="717," calcext:value-type="string">
            <text:p>717,</text:p>
          </table:table-cell>
          <table:table-cell table:number-columns-repeated="4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(90/256)*([.A72])" office:value-type="float" office:value="24.609375" calcext:value-type="float">
            <text:p>24.609375</text:p>
          </table:table-cell>
          <table:table-cell table:formula="of:=ROUND(SIN([.B72]*PI()/180)*([.$H$2]/2))+[.$H$3]" office:value-type="float" office:value="720" calcext:value-type="float">
            <text:p>720</text:p>
          </table:table-cell>
          <table:table-cell table:formula="of:=[.C72]&amp;&quot;,&quot;" office:value-type="string" office:string-value="720," calcext:value-type="string">
            <text:p>720,</text:p>
          </table:table-cell>
          <table:table-cell table:number-columns-repeated="4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(90/256)*([.A73])" office:value-type="float" office:value="24.9609375" calcext:value-type="float">
            <text:p>24.9609375</text:p>
          </table:table-cell>
          <table:table-cell table:formula="of:=ROUND(SIN([.B73]*PI()/180)*([.$H$2]/2))+[.$H$3]" office:value-type="float" office:value="722" calcext:value-type="float">
            <text:p>722</text:p>
          </table:table-cell>
          <table:table-cell table:formula="of:=[.C73]&amp;&quot;,&quot;" office:value-type="string" office:string-value="722," calcext:value-type="string">
            <text:p>722,</text:p>
          </table:table-cell>
          <table:table-cell table:number-columns-repeated="4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(90/256)*([.A74])" office:value-type="float" office:value="25.3125" calcext:value-type="float">
            <text:p>25.3125</text:p>
          </table:table-cell>
          <table:table-cell table:formula="of:=ROUND(SIN([.B74]*PI()/180)*([.$H$2]/2))+[.$H$3]" office:value-type="float" office:value="725" calcext:value-type="float">
            <text:p>725</text:p>
          </table:table-cell>
          <table:table-cell table:formula="of:=[.C74]&amp;&quot;,&quot;" office:value-type="string" office:string-value="725," calcext:value-type="string">
            <text:p>725,</text:p>
          </table:table-cell>
          <table:table-cell table:number-columns-repeated="4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(90/256)*([.A75])" office:value-type="float" office:value="25.6640625" calcext:value-type="float">
            <text:p>25.6640625</text:p>
          </table:table-cell>
          <table:table-cell table:formula="of:=ROUND(SIN([.B75]*PI()/180)*([.$H$2]/2))+[.$H$3]" office:value-type="float" office:value="728" calcext:value-type="float">
            <text:p>728</text:p>
          </table:table-cell>
          <table:table-cell table:formula="of:=[.C75]&amp;&quot;,&quot;" office:value-type="string" office:string-value="728," calcext:value-type="string">
            <text:p>728,</text:p>
          </table:table-cell>
          <table:table-cell table:number-columns-repeated="4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(90/256)*([.A76])" office:value-type="float" office:value="26.015625" calcext:value-type="float">
            <text:p>26.015625</text:p>
          </table:table-cell>
          <table:table-cell table:formula="of:=ROUND(SIN([.B76]*PI()/180)*([.$H$2]/2))+[.$H$3]" office:value-type="float" office:value="731" calcext:value-type="float">
            <text:p>731</text:p>
          </table:table-cell>
          <table:table-cell table:formula="of:=[.C76]&amp;&quot;,&quot;" office:value-type="string" office:string-value="731," calcext:value-type="string">
            <text:p>731,</text:p>
          </table:table-cell>
          <table:table-cell table:number-columns-repeated="4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(90/256)*([.A77])" office:value-type="float" office:value="26.3671875" calcext:value-type="float">
            <text:p>26.3671875</text:p>
          </table:table-cell>
          <table:table-cell table:formula="of:=ROUND(SIN([.B77]*PI()/180)*([.$H$2]/2))+[.$H$3]" office:value-type="float" office:value="734" calcext:value-type="float">
            <text:p>734</text:p>
          </table:table-cell>
          <table:table-cell table:formula="of:=[.C77]&amp;&quot;,&quot;" office:value-type="string" office:string-value="734," calcext:value-type="string">
            <text:p>734,</text:p>
          </table:table-cell>
          <table:table-cell table:number-columns-repeated="4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(90/256)*([.A78])" office:value-type="float" office:value="26.71875" calcext:value-type="float">
            <text:p>26.71875</text:p>
          </table:table-cell>
          <table:table-cell table:formula="of:=ROUND(SIN([.B78]*PI()/180)*([.$H$2]/2))+[.$H$3]" office:value-type="float" office:value="736" calcext:value-type="float">
            <text:p>736</text:p>
          </table:table-cell>
          <table:table-cell table:formula="of:=[.C78]&amp;&quot;,&quot;" office:value-type="string" office:string-value="736," calcext:value-type="string">
            <text:p>736,</text:p>
          </table:table-cell>
          <table:table-cell table:number-columns-repeated="4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(90/256)*([.A79])" office:value-type="float" office:value="27.0703125" calcext:value-type="float">
            <text:p>27.0703125</text:p>
          </table:table-cell>
          <table:table-cell table:formula="of:=ROUND(SIN([.B79]*PI()/180)*([.$H$2]/2))+[.$H$3]" office:value-type="float" office:value="739" calcext:value-type="float">
            <text:p>739</text:p>
          </table:table-cell>
          <table:table-cell table:formula="of:=[.C79]&amp;&quot;,&quot;" office:value-type="string" office:string-value="739," calcext:value-type="string">
            <text:p>739,</text:p>
          </table:table-cell>
          <table:table-cell table:number-columns-repeated="4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(90/256)*([.A80])" office:value-type="float" office:value="27.421875" calcext:value-type="float">
            <text:p>27.421875</text:p>
          </table:table-cell>
          <table:table-cell table:formula="of:=ROUND(SIN([.B80]*PI()/180)*([.$H$2]/2))+[.$H$3]" office:value-type="float" office:value="742" calcext:value-type="float">
            <text:p>742</text:p>
          </table:table-cell>
          <table:table-cell table:formula="of:=[.C80]&amp;&quot;,&quot;" office:value-type="string" office:string-value="742," calcext:value-type="string">
            <text:p>742,</text:p>
          </table:table-cell>
          <table:table-cell table:number-columns-repeated="4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(90/256)*([.A81])" office:value-type="float" office:value="27.7734375" calcext:value-type="float">
            <text:p>27.7734375</text:p>
          </table:table-cell>
          <table:table-cell table:formula="of:=ROUND(SIN([.B81]*PI()/180)*([.$H$2]/2))+[.$H$3]" office:value-type="float" office:value="745" calcext:value-type="float">
            <text:p>745</text:p>
          </table:table-cell>
          <table:table-cell table:formula="of:=[.C81]&amp;&quot;,&quot;" office:value-type="string" office:string-value="745," calcext:value-type="string">
            <text:p>745,</text:p>
          </table:table-cell>
          <table:table-cell table:number-columns-repeated="4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(90/256)*([.A82])" office:value-type="float" office:value="28.125" calcext:value-type="float">
            <text:p>28.125</text:p>
          </table:table-cell>
          <table:table-cell table:formula="of:=ROUND(SIN([.B82]*PI()/180)*([.$H$2]/2))+[.$H$3]" office:value-type="float" office:value="747" calcext:value-type="float">
            <text:p>747</text:p>
          </table:table-cell>
          <table:table-cell table:formula="of:=[.C82]&amp;&quot;,&quot;" office:value-type="string" office:string-value="747," calcext:value-type="string">
            <text:p>747,</text:p>
          </table:table-cell>
          <table:table-cell table:number-columns-repeated="4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(90/256)*([.A83])" office:value-type="float" office:value="28.4765625" calcext:value-type="float">
            <text:p>28.4765625</text:p>
          </table:table-cell>
          <table:table-cell table:formula="of:=ROUND(SIN([.B83]*PI()/180)*([.$H$2]/2))+[.$H$3]" office:value-type="float" office:value="750" calcext:value-type="float">
            <text:p>750</text:p>
          </table:table-cell>
          <table:table-cell table:formula="of:=[.C83]&amp;&quot;,&quot;" office:value-type="string" office:string-value="750," calcext:value-type="string">
            <text:p>750,</text:p>
          </table:table-cell>
          <table:table-cell table:number-columns-repeated="4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(90/256)*([.A84])" office:value-type="float" office:value="28.828125" calcext:value-type="float">
            <text:p>28.828125</text:p>
          </table:table-cell>
          <table:table-cell table:formula="of:=ROUND(SIN([.B84]*PI()/180)*([.$H$2]/2))+[.$H$3]" office:value-type="float" office:value="753" calcext:value-type="float">
            <text:p>753</text:p>
          </table:table-cell>
          <table:table-cell table:formula="of:=[.C84]&amp;&quot;,&quot;" office:value-type="string" office:string-value="753," calcext:value-type="string">
            <text:p>753,</text:p>
          </table:table-cell>
          <table:table-cell table:number-columns-repeated="4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(90/256)*([.A85])" office:value-type="float" office:value="29.1796875" calcext:value-type="float">
            <text:p>29.1796875</text:p>
          </table:table-cell>
          <table:table-cell table:formula="of:=ROUND(SIN([.B85]*PI()/180)*([.$H$2]/2))+[.$H$3]" office:value-type="float" office:value="756" calcext:value-type="float">
            <text:p>756</text:p>
          </table:table-cell>
          <table:table-cell table:formula="of:=[.C85]&amp;&quot;,&quot;" office:value-type="string" office:string-value="756," calcext:value-type="string">
            <text:p>756,</text:p>
          </table:table-cell>
          <table:table-cell table:number-columns-repeated="4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(90/256)*([.A86])" office:value-type="float" office:value="29.53125" calcext:value-type="float">
            <text:p>29.53125</text:p>
          </table:table-cell>
          <table:table-cell table:formula="of:=ROUND(SIN([.B86]*PI()/180)*([.$H$2]/2))+[.$H$3]" office:value-type="float" office:value="758" calcext:value-type="float">
            <text:p>758</text:p>
          </table:table-cell>
          <table:table-cell table:formula="of:=[.C86]&amp;&quot;,&quot;" office:value-type="string" office:string-value="758," calcext:value-type="string">
            <text:p>758,</text:p>
          </table:table-cell>
          <table:table-cell table:number-columns-repeated="4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(90/256)*([.A87])" office:value-type="float" office:value="29.8828125" calcext:value-type="float">
            <text:p>29.8828125</text:p>
          </table:table-cell>
          <table:table-cell table:formula="of:=ROUND(SIN([.B87]*PI()/180)*([.$H$2]/2))+[.$H$3]" office:value-type="float" office:value="761" calcext:value-type="float">
            <text:p>761</text:p>
          </table:table-cell>
          <table:table-cell table:formula="of:=[.C87]&amp;&quot;,&quot;" office:value-type="string" office:string-value="761," calcext:value-type="string">
            <text:p>761,</text:p>
          </table:table-cell>
          <table:table-cell table:number-columns-repeated="4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(90/256)*([.A88])" office:value-type="float" office:value="30.234375" calcext:value-type="float">
            <text:p>30.234375</text:p>
          </table:table-cell>
          <table:table-cell table:formula="of:=ROUND(SIN([.B88]*PI()/180)*([.$H$2]/2))+[.$H$3]" office:value-type="float" office:value="764" calcext:value-type="float">
            <text:p>764</text:p>
          </table:table-cell>
          <table:table-cell table:formula="of:=[.C88]&amp;&quot;,&quot;" office:value-type="string" office:string-value="764," calcext:value-type="string">
            <text:p>764,</text:p>
          </table:table-cell>
          <table:table-cell table:number-columns-repeated="4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(90/256)*([.A89])" office:value-type="float" office:value="30.5859375" calcext:value-type="float">
            <text:p>30.5859375</text:p>
          </table:table-cell>
          <table:table-cell table:formula="of:=ROUND(SIN([.B89]*PI()/180)*([.$H$2]/2))+[.$H$3]" office:value-type="float" office:value="766" calcext:value-type="float">
            <text:p>766</text:p>
          </table:table-cell>
          <table:table-cell table:formula="of:=[.C89]&amp;&quot;,&quot;" office:value-type="string" office:string-value="766," calcext:value-type="string">
            <text:p>766,</text:p>
          </table:table-cell>
          <table:table-cell table:number-columns-repeated="4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(90/256)*([.A90])" office:value-type="float" office:value="30.9375" calcext:value-type="float">
            <text:p>30.9375</text:p>
          </table:table-cell>
          <table:table-cell table:formula="of:=ROUND(SIN([.B90]*PI()/180)*([.$H$2]/2))+[.$H$3]" office:value-type="float" office:value="769" calcext:value-type="float">
            <text:p>769</text:p>
          </table:table-cell>
          <table:table-cell table:formula="of:=[.C90]&amp;&quot;,&quot;" office:value-type="string" office:string-value="769," calcext:value-type="string">
            <text:p>769,</text:p>
          </table:table-cell>
          <table:table-cell table:number-columns-repeated="4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(90/256)*([.A91])" office:value-type="float" office:value="31.2890625" calcext:value-type="float">
            <text:p>31.2890625</text:p>
          </table:table-cell>
          <table:table-cell table:formula="of:=ROUND(SIN([.B91]*PI()/180)*([.$H$2]/2))+[.$H$3]" office:value-type="float" office:value="772" calcext:value-type="float">
            <text:p>772</text:p>
          </table:table-cell>
          <table:table-cell table:formula="of:=[.C91]&amp;&quot;,&quot;" office:value-type="string" office:string-value="772," calcext:value-type="string">
            <text:p>772,</text:p>
          </table:table-cell>
          <table:table-cell table:number-columns-repeated="4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(90/256)*([.A92])" office:value-type="float" office:value="31.640625" calcext:value-type="float">
            <text:p>31.640625</text:p>
          </table:table-cell>
          <table:table-cell table:formula="of:=ROUND(SIN([.B92]*PI()/180)*([.$H$2]/2))+[.$H$3]" office:value-type="float" office:value="774" calcext:value-type="float">
            <text:p>774</text:p>
          </table:table-cell>
          <table:table-cell table:formula="of:=[.C92]&amp;&quot;,&quot;" office:value-type="string" office:string-value="774," calcext:value-type="string">
            <text:p>774,</text:p>
          </table:table-cell>
          <table:table-cell table:number-columns-repeated="4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(90/256)*([.A93])" office:value-type="float" office:value="31.9921875" calcext:value-type="float">
            <text:p>31.9921875</text:p>
          </table:table-cell>
          <table:table-cell table:formula="of:=ROUND(SIN([.B93]*PI()/180)*([.$H$2]/2))+[.$H$3]" office:value-type="float" office:value="777" calcext:value-type="float">
            <text:p>777</text:p>
          </table:table-cell>
          <table:table-cell table:formula="of:=[.C93]&amp;&quot;,&quot;" office:value-type="string" office:string-value="777," calcext:value-type="string">
            <text:p>777,</text:p>
          </table:table-cell>
          <table:table-cell table:number-columns-repeated="4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(90/256)*([.A94])" office:value-type="float" office:value="32.34375" calcext:value-type="float">
            <text:p>32.34375</text:p>
          </table:table-cell>
          <table:table-cell table:formula="of:=ROUND(SIN([.B94]*PI()/180)*([.$H$2]/2))+[.$H$3]" office:value-type="float" office:value="780" calcext:value-type="float">
            <text:p>780</text:p>
          </table:table-cell>
          <table:table-cell table:formula="of:=[.C94]&amp;&quot;,&quot;" office:value-type="string" office:string-value="780," calcext:value-type="string">
            <text:p>780,</text:p>
          </table:table-cell>
          <table:table-cell table:number-columns-repeated="4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(90/256)*([.A95])" office:value-type="float" office:value="32.6953125" calcext:value-type="float">
            <text:p>32.6953125</text:p>
          </table:table-cell>
          <table:table-cell table:formula="of:=ROUND(SIN([.B95]*PI()/180)*([.$H$2]/2))+[.$H$3]" office:value-type="float" office:value="782" calcext:value-type="float">
            <text:p>782</text:p>
          </table:table-cell>
          <table:table-cell table:formula="of:=[.C95]&amp;&quot;,&quot;" office:value-type="string" office:string-value="782," calcext:value-type="string">
            <text:p>782,</text:p>
          </table:table-cell>
          <table:table-cell table:number-columns-repeated="4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(90/256)*([.A96])" office:value-type="float" office:value="33.046875" calcext:value-type="float">
            <text:p>33.046875</text:p>
          </table:table-cell>
          <table:table-cell table:formula="of:=ROUND(SIN([.B96]*PI()/180)*([.$H$2]/2))+[.$H$3]" office:value-type="float" office:value="785" calcext:value-type="float">
            <text:p>785</text:p>
          </table:table-cell>
          <table:table-cell table:formula="of:=[.C96]&amp;&quot;,&quot;" office:value-type="string" office:string-value="785," calcext:value-type="string">
            <text:p>785,</text:p>
          </table:table-cell>
          <table:table-cell table:number-columns-repeated="4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(90/256)*([.A97])" office:value-type="float" office:value="33.3984375" calcext:value-type="float">
            <text:p>33.3984375</text:p>
          </table:table-cell>
          <table:table-cell table:formula="of:=ROUND(SIN([.B97]*PI()/180)*([.$H$2]/2))+[.$H$3]" office:value-type="float" office:value="788" calcext:value-type="float">
            <text:p>788</text:p>
          </table:table-cell>
          <table:table-cell table:formula="of:=[.C97]&amp;&quot;,&quot;" office:value-type="string" office:string-value="788," calcext:value-type="string">
            <text:p>788,</text:p>
          </table:table-cell>
          <table:table-cell table:number-columns-repeated="4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(90/256)*([.A98])" office:value-type="float" office:value="33.75" calcext:value-type="float">
            <text:p>33.75</text:p>
          </table:table-cell>
          <table:table-cell table:formula="of:=ROUND(SIN([.B98]*PI()/180)*([.$H$2]/2))+[.$H$3]" office:value-type="float" office:value="790" calcext:value-type="float">
            <text:p>790</text:p>
          </table:table-cell>
          <table:table-cell table:formula="of:=[.C98]&amp;&quot;,&quot;" office:value-type="string" office:string-value="790," calcext:value-type="string">
            <text:p>790,</text:p>
          </table:table-cell>
          <table:table-cell table:number-columns-repeated="4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(90/256)*([.A99])" office:value-type="float" office:value="34.1015625" calcext:value-type="float">
            <text:p>34.1015625</text:p>
          </table:table-cell>
          <table:table-cell table:formula="of:=ROUND(SIN([.B99]*PI()/180)*([.$H$2]/2))+[.$H$3]" office:value-type="float" office:value="793" calcext:value-type="float">
            <text:p>793</text:p>
          </table:table-cell>
          <table:table-cell table:formula="of:=[.C99]&amp;&quot;,&quot;" office:value-type="string" office:string-value="793," calcext:value-type="string">
            <text:p>793,</text:p>
          </table:table-cell>
          <table:table-cell table:number-columns-repeated="4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(90/256)*([.A100])" office:value-type="float" office:value="34.453125" calcext:value-type="float">
            <text:p>34.453125</text:p>
          </table:table-cell>
          <table:table-cell table:formula="of:=ROUND(SIN([.B100]*PI()/180)*([.$H$2]/2))+[.$H$3]" office:value-type="float" office:value="795" calcext:value-type="float">
            <text:p>795</text:p>
          </table:table-cell>
          <table:table-cell table:formula="of:=[.C100]&amp;&quot;,&quot;" office:value-type="string" office:string-value="795," calcext:value-type="string">
            <text:p>795,</text:p>
          </table:table-cell>
          <table:table-cell table:number-columns-repeated="4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(90/256)*([.A101])" office:value-type="float" office:value="34.8046875" calcext:value-type="float">
            <text:p>34.8046875</text:p>
          </table:table-cell>
          <table:table-cell table:formula="of:=ROUND(SIN([.B101]*PI()/180)*([.$H$2]/2))+[.$H$3]" office:value-type="float" office:value="798" calcext:value-type="float">
            <text:p>798</text:p>
          </table:table-cell>
          <table:table-cell table:formula="of:=[.C101]&amp;&quot;,&quot;" office:value-type="string" office:string-value="798," calcext:value-type="string">
            <text:p>798,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(90/256)*([.A102])" office:value-type="float" office:value="35.15625" calcext:value-type="float">
            <text:p>35.15625</text:p>
          </table:table-cell>
          <table:table-cell table:formula="of:=ROUND(SIN([.B102]*PI()/180)*([.$H$2]/2))+[.$H$3]" office:value-type="float" office:value="801" calcext:value-type="float">
            <text:p>801</text:p>
          </table:table-cell>
          <table:table-cell table:formula="of:=[.C102]&amp;&quot;,&quot;" office:value-type="string" office:string-value="801," calcext:value-type="string">
            <text:p>801,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(90/256)*([.A103])" office:value-type="float" office:value="35.5078125" calcext:value-type="float">
            <text:p>35.5078125</text:p>
          </table:table-cell>
          <table:table-cell table:formula="of:=ROUND(SIN([.B103]*PI()/180)*([.$H$2]/2))+[.$H$3]" office:value-type="float" office:value="803" calcext:value-type="float">
            <text:p>803</text:p>
          </table:table-cell>
          <table:table-cell table:formula="of:=[.C103]&amp;&quot;,&quot;" office:value-type="string" office:string-value="803," calcext:value-type="string">
            <text:p>803,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(90/256)*([.A104])" office:value-type="float" office:value="35.859375" calcext:value-type="float">
            <text:p>35.859375</text:p>
          </table:table-cell>
          <table:table-cell table:formula="of:=ROUND(SIN([.B104]*PI()/180)*([.$H$2]/2))+[.$H$3]" office:value-type="float" office:value="806" calcext:value-type="float">
            <text:p>806</text:p>
          </table:table-cell>
          <table:table-cell table:formula="of:=[.C104]&amp;&quot;,&quot;" office:value-type="string" office:string-value="806," calcext:value-type="string">
            <text:p>806,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(90/256)*([.A105])" office:value-type="float" office:value="36.2109375" calcext:value-type="float">
            <text:p>36.2109375</text:p>
          </table:table-cell>
          <table:table-cell table:formula="of:=ROUND(SIN([.B105]*PI()/180)*([.$H$2]/2))+[.$H$3]" office:value-type="float" office:value="808" calcext:value-type="float">
            <text:p>808</text:p>
          </table:table-cell>
          <table:table-cell table:formula="of:=[.C105]&amp;&quot;,&quot;" office:value-type="string" office:string-value="808," calcext:value-type="string">
            <text:p>808,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(90/256)*([.A106])" office:value-type="float" office:value="36.5625" calcext:value-type="float">
            <text:p>36.5625</text:p>
          </table:table-cell>
          <table:table-cell table:formula="of:=ROUND(SIN([.B106]*PI()/180)*([.$H$2]/2))+[.$H$3]" office:value-type="float" office:value="811" calcext:value-type="float">
            <text:p>811</text:p>
          </table:table-cell>
          <table:table-cell table:formula="of:=[.C106]&amp;&quot;,&quot;" office:value-type="string" office:string-value="811," calcext:value-type="string">
            <text:p>811,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(90/256)*([.A107])" office:value-type="float" office:value="36.9140625" calcext:value-type="float">
            <text:p>36.9140625</text:p>
          </table:table-cell>
          <table:table-cell table:formula="of:=ROUND(SIN([.B107]*PI()/180)*([.$H$2]/2))+[.$H$3]" office:value-type="float" office:value="813" calcext:value-type="float">
            <text:p>813</text:p>
          </table:table-cell>
          <table:table-cell table:formula="of:=[.C107]&amp;&quot;,&quot;" office:value-type="string" office:string-value="813," calcext:value-type="string">
            <text:p>813,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(90/256)*([.A108])" office:value-type="float" office:value="37.265625" calcext:value-type="float">
            <text:p>37.265625</text:p>
          </table:table-cell>
          <table:table-cell table:formula="of:=ROUND(SIN([.B108]*PI()/180)*([.$H$2]/2))+[.$H$3]" office:value-type="float" office:value="816" calcext:value-type="float">
            <text:p>816</text:p>
          </table:table-cell>
          <table:table-cell table:formula="of:=[.C108]&amp;&quot;,&quot;" office:value-type="string" office:string-value="816," calcext:value-type="string">
            <text:p>816,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(90/256)*([.A109])" office:value-type="float" office:value="37.6171875" calcext:value-type="float">
            <text:p>37.6171875</text:p>
          </table:table-cell>
          <table:table-cell table:formula="of:=ROUND(SIN([.B109]*PI()/180)*([.$H$2]/2))+[.$H$3]" office:value-type="float" office:value="818" calcext:value-type="float">
            <text:p>818</text:p>
          </table:table-cell>
          <table:table-cell table:formula="of:=[.C109]&amp;&quot;,&quot;" office:value-type="string" office:string-value="818," calcext:value-type="string">
            <text:p>818,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(90/256)*([.A110])" office:value-type="float" office:value="37.96875" calcext:value-type="float">
            <text:p>37.96875</text:p>
          </table:table-cell>
          <table:table-cell table:formula="of:=ROUND(SIN([.B110]*PI()/180)*([.$H$2]/2))+[.$H$3]" office:value-type="float" office:value="821" calcext:value-type="float">
            <text:p>821</text:p>
          </table:table-cell>
          <table:table-cell table:formula="of:=[.C110]&amp;&quot;,&quot;" office:value-type="string" office:string-value="821," calcext:value-type="string">
            <text:p>821,</text:p>
          </table:table-cell>
          <table:table-cell table:number-columns-repeated="4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(90/256)*([.A111])" office:value-type="float" office:value="38.3203125" calcext:value-type="float">
            <text:p>38.3203125</text:p>
          </table:table-cell>
          <table:table-cell table:formula="of:=ROUND(SIN([.B111]*PI()/180)*([.$H$2]/2))+[.$H$3]" office:value-type="float" office:value="823" calcext:value-type="float">
            <text:p>823</text:p>
          </table:table-cell>
          <table:table-cell table:formula="of:=[.C111]&amp;&quot;,&quot;" office:value-type="string" office:string-value="823," calcext:value-type="string">
            <text:p>823,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(90/256)*([.A112])" office:value-type="float" office:value="38.671875" calcext:value-type="float">
            <text:p>38.671875</text:p>
          </table:table-cell>
          <table:table-cell table:formula="of:=ROUND(SIN([.B112]*PI()/180)*([.$H$2]/2))+[.$H$3]" office:value-type="float" office:value="825" calcext:value-type="float">
            <text:p>825</text:p>
          </table:table-cell>
          <table:table-cell table:formula="of:=[.C112]&amp;&quot;,&quot;" office:value-type="string" office:string-value="825," calcext:value-type="string">
            <text:p>825,</text:p>
          </table:table-cell>
          <table:table-cell table:number-columns-repeated="4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(90/256)*([.A113])" office:value-type="float" office:value="39.0234375" calcext:value-type="float">
            <text:p>39.0234375</text:p>
          </table:table-cell>
          <table:table-cell table:formula="of:=ROUND(SIN([.B113]*PI()/180)*([.$H$2]/2))+[.$H$3]" office:value-type="float" office:value="828" calcext:value-type="float">
            <text:p>828</text:p>
          </table:table-cell>
          <table:table-cell table:formula="of:=[.C113]&amp;&quot;,&quot;" office:value-type="string" office:string-value="828," calcext:value-type="string">
            <text:p>828,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(90/256)*([.A114])" office:value-type="float" office:value="39.375" calcext:value-type="float">
            <text:p>39.375</text:p>
          </table:table-cell>
          <table:table-cell table:formula="of:=ROUND(SIN([.B114]*PI()/180)*([.$H$2]/2))+[.$H$3]" office:value-type="float" office:value="830" calcext:value-type="float">
            <text:p>830</text:p>
          </table:table-cell>
          <table:table-cell table:formula="of:=[.C114]&amp;&quot;,&quot;" office:value-type="string" office:string-value="830," calcext:value-type="string">
            <text:p>830,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(90/256)*([.A115])" office:value-type="float" office:value="39.7265625" calcext:value-type="float">
            <text:p>39.7265625</text:p>
          </table:table-cell>
          <table:table-cell table:formula="of:=ROUND(SIN([.B115]*PI()/180)*([.$H$2]/2))+[.$H$3]" office:value-type="float" office:value="833" calcext:value-type="float">
            <text:p>833</text:p>
          </table:table-cell>
          <table:table-cell table:formula="of:=[.C115]&amp;&quot;,&quot;" office:value-type="string" office:string-value="833," calcext:value-type="string">
            <text:p>833,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(90/256)*([.A116])" office:value-type="float" office:value="40.078125" calcext:value-type="float">
            <text:p>40.078125</text:p>
          </table:table-cell>
          <table:table-cell table:formula="of:=ROUND(SIN([.B116]*PI()/180)*([.$H$2]/2))+[.$H$3]" office:value-type="float" office:value="835" calcext:value-type="float">
            <text:p>835</text:p>
          </table:table-cell>
          <table:table-cell table:formula="of:=[.C116]&amp;&quot;,&quot;" office:value-type="string" office:string-value="835," calcext:value-type="string">
            <text:p>835,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(90/256)*([.A117])" office:value-type="float" office:value="40.4296875" calcext:value-type="float">
            <text:p>40.4296875</text:p>
          </table:table-cell>
          <table:table-cell table:formula="of:=ROUND(SIN([.B117]*PI()/180)*([.$H$2]/2))+[.$H$3]" office:value-type="float" office:value="837" calcext:value-type="float">
            <text:p>837</text:p>
          </table:table-cell>
          <table:table-cell table:formula="of:=[.C117]&amp;&quot;,&quot;" office:value-type="string" office:string-value="837," calcext:value-type="string">
            <text:p>837,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(90/256)*([.A118])" office:value-type="float" office:value="40.78125" calcext:value-type="float">
            <text:p>40.78125</text:p>
          </table:table-cell>
          <table:table-cell table:formula="of:=ROUND(SIN([.B118]*PI()/180)*([.$H$2]/2))+[.$H$3]" office:value-type="float" office:value="840" calcext:value-type="float">
            <text:p>840</text:p>
          </table:table-cell>
          <table:table-cell table:formula="of:=[.C118]&amp;&quot;,&quot;" office:value-type="string" office:string-value="840," calcext:value-type="string">
            <text:p>840,</text:p>
          </table:table-cell>
          <table:table-cell table:number-columns-repeated="4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(90/256)*([.A119])" office:value-type="float" office:value="41.1328125" calcext:value-type="float">
            <text:p>41.1328125</text:p>
          </table:table-cell>
          <table:table-cell table:formula="of:=ROUND(SIN([.B119]*PI()/180)*([.$H$2]/2))+[.$H$3]" office:value-type="float" office:value="842" calcext:value-type="float">
            <text:p>842</text:p>
          </table:table-cell>
          <table:table-cell table:formula="of:=[.C119]&amp;&quot;,&quot;" office:value-type="string" office:string-value="842," calcext:value-type="string">
            <text:p>842,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(90/256)*([.A120])" office:value-type="float" office:value="41.484375" calcext:value-type="float">
            <text:p>41.484375</text:p>
          </table:table-cell>
          <table:table-cell table:formula="of:=ROUND(SIN([.B120]*PI()/180)*([.$H$2]/2))+[.$H$3]" office:value-type="float" office:value="845" calcext:value-type="float">
            <text:p>845</text:p>
          </table:table-cell>
          <table:table-cell table:formula="of:=[.C120]&amp;&quot;,&quot;" office:value-type="string" office:string-value="845," calcext:value-type="string">
            <text:p>845,</text:p>
          </table:table-cell>
          <table:table-cell table:number-columns-repeated="4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(90/256)*([.A121])" office:value-type="float" office:value="41.8359375" calcext:value-type="float">
            <text:p>41.8359375</text:p>
          </table:table-cell>
          <table:table-cell table:formula="of:=ROUND(SIN([.B121]*PI()/180)*([.$H$2]/2))+[.$H$3]" office:value-type="float" office:value="847" calcext:value-type="float">
            <text:p>847</text:p>
          </table:table-cell>
          <table:table-cell table:formula="of:=[.C121]&amp;&quot;,&quot;" office:value-type="string" office:string-value="847," calcext:value-type="string">
            <text:p>847,</text:p>
          </table:table-cell>
          <table:table-cell table:number-columns-repeated="4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(90/256)*([.A122])" office:value-type="float" office:value="42.1875" calcext:value-type="float">
            <text:p>42.1875</text:p>
          </table:table-cell>
          <table:table-cell table:formula="of:=ROUND(SIN([.B122]*PI()/180)*([.$H$2]/2))+[.$H$3]" office:value-type="float" office:value="849" calcext:value-type="float">
            <text:p>849</text:p>
          </table:table-cell>
          <table:table-cell table:formula="of:=[.C122]&amp;&quot;,&quot;" office:value-type="string" office:string-value="849," calcext:value-type="string">
            <text:p>849,</text:p>
          </table:table-cell>
          <table:table-cell table:number-columns-repeated="4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(90/256)*([.A123])" office:value-type="float" office:value="42.5390625" calcext:value-type="float">
            <text:p>42.5390625</text:p>
          </table:table-cell>
          <table:table-cell table:formula="of:=ROUND(SIN([.B123]*PI()/180)*([.$H$2]/2))+[.$H$3]" office:value-type="float" office:value="851" calcext:value-type="float">
            <text:p>851</text:p>
          </table:table-cell>
          <table:table-cell table:formula="of:=[.C123]&amp;&quot;,&quot;" office:value-type="string" office:string-value="851," calcext:value-type="string">
            <text:p>851,</text:p>
          </table:table-cell>
          <table:table-cell table:number-columns-repeated="4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(90/256)*([.A124])" office:value-type="float" office:value="42.890625" calcext:value-type="float">
            <text:p>42.890625</text:p>
          </table:table-cell>
          <table:table-cell table:formula="of:=ROUND(SIN([.B124]*PI()/180)*([.$H$2]/2))+[.$H$3]" office:value-type="float" office:value="854" calcext:value-type="float">
            <text:p>854</text:p>
          </table:table-cell>
          <table:table-cell table:formula="of:=[.C124]&amp;&quot;,&quot;" office:value-type="string" office:string-value="854," calcext:value-type="string">
            <text:p>854,</text:p>
          </table:table-cell>
          <table:table-cell table:number-columns-repeated="4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(90/256)*([.A125])" office:value-type="float" office:value="43.2421875" calcext:value-type="float">
            <text:p>43.2421875</text:p>
          </table:table-cell>
          <table:table-cell table:formula="of:=ROUND(SIN([.B125]*PI()/180)*([.$H$2]/2))+[.$H$3]" office:value-type="float" office:value="856" calcext:value-type="float">
            <text:p>856</text:p>
          </table:table-cell>
          <table:table-cell table:formula="of:=[.C125]&amp;&quot;,&quot;" office:value-type="string" office:string-value="856," calcext:value-type="string">
            <text:p>856,</text:p>
          </table:table-cell>
          <table:table-cell table:number-columns-repeated="4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(90/256)*([.A126])" office:value-type="float" office:value="43.59375" calcext:value-type="float">
            <text:p>43.59375</text:p>
          </table:table-cell>
          <table:table-cell table:formula="of:=ROUND(SIN([.B126]*PI()/180)*([.$H$2]/2))+[.$H$3]" office:value-type="float" office:value="858" calcext:value-type="float">
            <text:p>858</text:p>
          </table:table-cell>
          <table:table-cell table:formula="of:=[.C126]&amp;&quot;,&quot;" office:value-type="string" office:string-value="858," calcext:value-type="string">
            <text:p>858,</text:p>
          </table:table-cell>
          <table:table-cell table:number-columns-repeated="4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(90/256)*([.A127])" office:value-type="float" office:value="43.9453125" calcext:value-type="float">
            <text:p>43.9453125</text:p>
          </table:table-cell>
          <table:table-cell table:formula="of:=ROUND(SIN([.B127]*PI()/180)*([.$H$2]/2))+[.$H$3]" office:value-type="float" office:value="861" calcext:value-type="float">
            <text:p>861</text:p>
          </table:table-cell>
          <table:table-cell table:formula="of:=[.C127]&amp;&quot;,&quot;" office:value-type="string" office:string-value="861," calcext:value-type="string">
            <text:p>861,</text:p>
          </table:table-cell>
          <table:table-cell table:number-columns-repeated="4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(90/256)*([.A128])" office:value-type="float" office:value="44.296875" calcext:value-type="float">
            <text:p>44.296875</text:p>
          </table:table-cell>
          <table:table-cell table:formula="of:=ROUND(SIN([.B128]*PI()/180)*([.$H$2]/2))+[.$H$3]" office:value-type="float" office:value="863" calcext:value-type="float">
            <text:p>863</text:p>
          </table:table-cell>
          <table:table-cell table:formula="of:=[.C128]&amp;&quot;,&quot;" office:value-type="string" office:string-value="863," calcext:value-type="string">
            <text:p>863,</text:p>
          </table:table-cell>
          <table:table-cell table:number-columns-repeated="4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(90/256)*([.A129])" office:value-type="float" office:value="44.6484375" calcext:value-type="float">
            <text:p>44.6484375</text:p>
          </table:table-cell>
          <table:table-cell table:formula="of:=ROUND(SIN([.B129]*PI()/180)*([.$H$2]/2))+[.$H$3]" office:value-type="float" office:value="865" calcext:value-type="float">
            <text:p>865</text:p>
          </table:table-cell>
          <table:table-cell table:formula="of:=[.C129]&amp;&quot;,&quot;" office:value-type="string" office:string-value="865," calcext:value-type="string">
            <text:p>865,</text:p>
          </table:table-cell>
          <table:table-cell table:number-columns-repeated="4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(90/256)*([.A130])" office:value-type="float" office:value="45" calcext:value-type="float">
            <text:p>45</text:p>
          </table:table-cell>
          <table:table-cell table:formula="of:=ROUND(SIN([.B130]*PI()/180)*([.$H$2]/2))+[.$H$3]" office:value-type="float" office:value="867" calcext:value-type="float">
            <text:p>867</text:p>
          </table:table-cell>
          <table:table-cell table:formula="of:=[.C130]&amp;&quot;,&quot;" office:value-type="string" office:string-value="867," calcext:value-type="string">
            <text:p>867,</text:p>
          </table:table-cell>
          <table:table-cell table:number-columns-repeated="4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(90/256)*([.A131])" office:value-type="float" office:value="45.3515625" calcext:value-type="float">
            <text:p>45.3515625</text:p>
          </table:table-cell>
          <table:table-cell table:formula="of:=ROUND(SIN([.B131]*PI()/180)*([.$H$2]/2))+[.$H$3]" office:value-type="float" office:value="869" calcext:value-type="float">
            <text:p>869</text:p>
          </table:table-cell>
          <table:table-cell table:formula="of:=[.C131]&amp;&quot;,&quot;" office:value-type="string" office:string-value="869," calcext:value-type="string">
            <text:p>869,</text:p>
          </table:table-cell>
          <table:table-cell table:number-columns-repeated="4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(90/256)*([.A132])" office:value-type="float" office:value="45.703125" calcext:value-type="float">
            <text:p>45.703125</text:p>
          </table:table-cell>
          <table:table-cell table:formula="of:=ROUND(SIN([.B132]*PI()/180)*([.$H$2]/2))+[.$H$3]" office:value-type="float" office:value="872" calcext:value-type="float">
            <text:p>872</text:p>
          </table:table-cell>
          <table:table-cell table:formula="of:=[.C132]&amp;&quot;,&quot;" office:value-type="string" office:string-value="872," calcext:value-type="string">
            <text:p>872,</text:p>
          </table:table-cell>
          <table:table-cell table:number-columns-repeated="4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(90/256)*([.A133])" office:value-type="float" office:value="46.0546875" calcext:value-type="float">
            <text:p>46.0546875</text:p>
          </table:table-cell>
          <table:table-cell table:formula="of:=ROUND(SIN([.B133]*PI()/180)*([.$H$2]/2))+[.$H$3]" office:value-type="float" office:value="874" calcext:value-type="float">
            <text:p>874</text:p>
          </table:table-cell>
          <table:table-cell table:formula="of:=[.C133]&amp;&quot;,&quot;" office:value-type="string" office:string-value="874," calcext:value-type="string">
            <text:p>874,</text:p>
          </table:table-cell>
          <table:table-cell table:number-columns-repeated="4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(90/256)*([.A134])" office:value-type="float" office:value="46.40625" calcext:value-type="float">
            <text:p>46.40625</text:p>
          </table:table-cell>
          <table:table-cell table:formula="of:=ROUND(SIN([.B134]*PI()/180)*([.$H$2]/2))+[.$H$3]" office:value-type="float" office:value="876" calcext:value-type="float">
            <text:p>876</text:p>
          </table:table-cell>
          <table:table-cell table:formula="of:=[.C134]&amp;&quot;,&quot;" office:value-type="string" office:string-value="876," calcext:value-type="string">
            <text:p>876,</text:p>
          </table:table-cell>
          <table:table-cell table:number-columns-repeated="4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(90/256)*([.A135])" office:value-type="float" office:value="46.7578125" calcext:value-type="float">
            <text:p>46.7578125</text:p>
          </table:table-cell>
          <table:table-cell table:formula="of:=ROUND(SIN([.B135]*PI()/180)*([.$H$2]/2))+[.$H$3]" office:value-type="float" office:value="878" calcext:value-type="float">
            <text:p>878</text:p>
          </table:table-cell>
          <table:table-cell table:formula="of:=[.C135]&amp;&quot;,&quot;" office:value-type="string" office:string-value="878," calcext:value-type="string">
            <text:p>878,</text:p>
          </table:table-cell>
          <table:table-cell table:number-columns-repeated="4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(90/256)*([.A136])" office:value-type="float" office:value="47.109375" calcext:value-type="float">
            <text:p>47.109375</text:p>
          </table:table-cell>
          <table:table-cell table:formula="of:=ROUND(SIN([.B136]*PI()/180)*([.$H$2]/2))+[.$H$3]" office:value-type="float" office:value="880" calcext:value-type="float">
            <text:p>880</text:p>
          </table:table-cell>
          <table:table-cell table:formula="of:=[.C136]&amp;&quot;,&quot;" office:value-type="string" office:string-value="880," calcext:value-type="string">
            <text:p>880,</text:p>
          </table:table-cell>
          <table:table-cell table:number-columns-repeated="4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(90/256)*([.A137])" office:value-type="float" office:value="47.4609375" calcext:value-type="float">
            <text:p>47.4609375</text:p>
          </table:table-cell>
          <table:table-cell table:formula="of:=ROUND(SIN([.B137]*PI()/180)*([.$H$2]/2))+[.$H$3]" office:value-type="float" office:value="882" calcext:value-type="float">
            <text:p>882</text:p>
          </table:table-cell>
          <table:table-cell table:formula="of:=[.C137]&amp;&quot;,&quot;" office:value-type="string" office:string-value="882," calcext:value-type="string">
            <text:p>882,</text:p>
          </table:table-cell>
          <table:table-cell table:number-columns-repeated="4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(90/256)*([.A138])" office:value-type="float" office:value="47.8125" calcext:value-type="float">
            <text:p>47.8125</text:p>
          </table:table-cell>
          <table:table-cell table:formula="of:=ROUND(SIN([.B138]*PI()/180)*([.$H$2]/2))+[.$H$3]" office:value-type="float" office:value="884" calcext:value-type="float">
            <text:p>884</text:p>
          </table:table-cell>
          <table:table-cell table:formula="of:=[.C138]&amp;&quot;,&quot;" office:value-type="string" office:string-value="884," calcext:value-type="string">
            <text:p>884,</text:p>
          </table:table-cell>
          <table:table-cell table:number-columns-repeated="4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(90/256)*([.A139])" office:value-type="float" office:value="48.1640625" calcext:value-type="float">
            <text:p>48.1640625</text:p>
          </table:table-cell>
          <table:table-cell table:formula="of:=ROUND(SIN([.B139]*PI()/180)*([.$H$2]/2))+[.$H$3]" office:value-type="float" office:value="886" calcext:value-type="float">
            <text:p>886</text:p>
          </table:table-cell>
          <table:table-cell table:formula="of:=[.C139]&amp;&quot;,&quot;" office:value-type="string" office:string-value="886," calcext:value-type="string">
            <text:p>886,</text:p>
          </table:table-cell>
          <table:table-cell table:number-columns-repeated="4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(90/256)*([.A140])" office:value-type="float" office:value="48.515625" calcext:value-type="float">
            <text:p>48.515625</text:p>
          </table:table-cell>
          <table:table-cell table:formula="of:=ROUND(SIN([.B140]*PI()/180)*([.$H$2]/2))+[.$H$3]" office:value-type="float" office:value="889" calcext:value-type="float">
            <text:p>889</text:p>
          </table:table-cell>
          <table:table-cell table:formula="of:=[.C140]&amp;&quot;,&quot;" office:value-type="string" office:string-value="889," calcext:value-type="string">
            <text:p>889,</text:p>
          </table:table-cell>
          <table:table-cell table:number-columns-repeated="4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(90/256)*([.A141])" office:value-type="float" office:value="48.8671875" calcext:value-type="float">
            <text:p>48.8671875</text:p>
          </table:table-cell>
          <table:table-cell table:formula="of:=ROUND(SIN([.B141]*PI()/180)*([.$H$2]/2))+[.$H$3]" office:value-type="float" office:value="891" calcext:value-type="float">
            <text:p>891</text:p>
          </table:table-cell>
          <table:table-cell table:formula="of:=[.C141]&amp;&quot;,&quot;" office:value-type="string" office:string-value="891," calcext:value-type="string">
            <text:p>891,</text:p>
          </table:table-cell>
          <table:table-cell table:number-columns-repeated="4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(90/256)*([.A142])" office:value-type="float" office:value="49.21875" calcext:value-type="float">
            <text:p>49.21875</text:p>
          </table:table-cell>
          <table:table-cell table:formula="of:=ROUND(SIN([.B142]*PI()/180)*([.$H$2]/2))+[.$H$3]" office:value-type="float" office:value="893" calcext:value-type="float">
            <text:p>893</text:p>
          </table:table-cell>
          <table:table-cell table:formula="of:=[.C142]&amp;&quot;,&quot;" office:value-type="string" office:string-value="893," calcext:value-type="string">
            <text:p>893,</text:p>
          </table:table-cell>
          <table:table-cell table:number-columns-repeated="4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(90/256)*([.A143])" office:value-type="float" office:value="49.5703125" calcext:value-type="float">
            <text:p>49.5703125</text:p>
          </table:table-cell>
          <table:table-cell table:formula="of:=ROUND(SIN([.B143]*PI()/180)*([.$H$2]/2))+[.$H$3]" office:value-type="float" office:value="895" calcext:value-type="float">
            <text:p>895</text:p>
          </table:table-cell>
          <table:table-cell table:formula="of:=[.C143]&amp;&quot;,&quot;" office:value-type="string" office:string-value="895," calcext:value-type="string">
            <text:p>895,</text:p>
          </table:table-cell>
          <table:table-cell table:number-columns-repeated="4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(90/256)*([.A144])" office:value-type="float" office:value="49.921875" calcext:value-type="float">
            <text:p>49.921875</text:p>
          </table:table-cell>
          <table:table-cell table:formula="of:=ROUND(SIN([.B144]*PI()/180)*([.$H$2]/2))+[.$H$3]" office:value-type="float" office:value="897" calcext:value-type="float">
            <text:p>897</text:p>
          </table:table-cell>
          <table:table-cell table:formula="of:=[.C144]&amp;&quot;,&quot;" office:value-type="string" office:string-value="897," calcext:value-type="string">
            <text:p>897,</text:p>
          </table:table-cell>
          <table:table-cell table:number-columns-repeated="4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(90/256)*([.A145])" office:value-type="float" office:value="50.2734375" calcext:value-type="float">
            <text:p>50.2734375</text:p>
          </table:table-cell>
          <table:table-cell table:formula="of:=ROUND(SIN([.B145]*PI()/180)*([.$H$2]/2))+[.$H$3]" office:value-type="float" office:value="899" calcext:value-type="float">
            <text:p>899</text:p>
          </table:table-cell>
          <table:table-cell table:formula="of:=[.C145]&amp;&quot;,&quot;" office:value-type="string" office:string-value="899," calcext:value-type="string">
            <text:p>899,</text:p>
          </table:table-cell>
          <table:table-cell table:number-columns-repeated="4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(90/256)*([.A146])" office:value-type="float" office:value="50.625" calcext:value-type="float">
            <text:p>50.625</text:p>
          </table:table-cell>
          <table:table-cell table:formula="of:=ROUND(SIN([.B146]*PI()/180)*([.$H$2]/2))+[.$H$3]" office:value-type="float" office:value="901" calcext:value-type="float">
            <text:p>901</text:p>
          </table:table-cell>
          <table:table-cell table:formula="of:=[.C146]&amp;&quot;,&quot;" office:value-type="string" office:string-value="901," calcext:value-type="string">
            <text:p>901,</text:p>
          </table:table-cell>
          <table:table-cell table:number-columns-repeated="4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(90/256)*([.A147])" office:value-type="float" office:value="50.9765625" calcext:value-type="float">
            <text:p>50.9765625</text:p>
          </table:table-cell>
          <table:table-cell table:formula="of:=ROUND(SIN([.B147]*PI()/180)*([.$H$2]/2))+[.$H$3]" office:value-type="float" office:value="903" calcext:value-type="float">
            <text:p>903</text:p>
          </table:table-cell>
          <table:table-cell table:formula="of:=[.C147]&amp;&quot;,&quot;" office:value-type="string" office:string-value="903," calcext:value-type="string">
            <text:p>903,</text:p>
          </table:table-cell>
          <table:table-cell table:number-columns-repeated="4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(90/256)*([.A148])" office:value-type="float" office:value="51.328125" calcext:value-type="float">
            <text:p>51.328125</text:p>
          </table:table-cell>
          <table:table-cell table:formula="of:=ROUND(SIN([.B148]*PI()/180)*([.$H$2]/2))+[.$H$3]" office:value-type="float" office:value="905" calcext:value-type="float">
            <text:p>905</text:p>
          </table:table-cell>
          <table:table-cell table:formula="of:=[.C148]&amp;&quot;,&quot;" office:value-type="string" office:string-value="905," calcext:value-type="string">
            <text:p>905,</text:p>
          </table:table-cell>
          <table:table-cell table:number-columns-repeated="4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(90/256)*([.A149])" office:value-type="float" office:value="51.6796875" calcext:value-type="float">
            <text:p>51.6796875</text:p>
          </table:table-cell>
          <table:table-cell table:formula="of:=ROUND(SIN([.B149]*PI()/180)*([.$H$2]/2))+[.$H$3]" office:value-type="float" office:value="907" calcext:value-type="float">
            <text:p>907</text:p>
          </table:table-cell>
          <table:table-cell table:formula="of:=[.C149]&amp;&quot;,&quot;" office:value-type="string" office:string-value="907," calcext:value-type="string">
            <text:p>907,</text:p>
          </table:table-cell>
          <table:table-cell table:number-columns-repeated="4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(90/256)*([.A150])" office:value-type="float" office:value="52.03125" calcext:value-type="float">
            <text:p>52.03125</text:p>
          </table:table-cell>
          <table:table-cell table:formula="of:=ROUND(SIN([.B150]*PI()/180)*([.$H$2]/2))+[.$H$3]" office:value-type="float" office:value="908" calcext:value-type="float">
            <text:p>908</text:p>
          </table:table-cell>
          <table:table-cell table:formula="of:=[.C150]&amp;&quot;,&quot;" office:value-type="string" office:string-value="908," calcext:value-type="string">
            <text:p>908,</text:p>
          </table:table-cell>
          <table:table-cell table:number-columns-repeated="4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(90/256)*([.A151])" office:value-type="float" office:value="52.3828125" calcext:value-type="float">
            <text:p>52.3828125</text:p>
          </table:table-cell>
          <table:table-cell table:formula="of:=ROUND(SIN([.B151]*PI()/180)*([.$H$2]/2))+[.$H$3]" office:value-type="float" office:value="910" calcext:value-type="float">
            <text:p>910</text:p>
          </table:table-cell>
          <table:table-cell table:formula="of:=[.C151]&amp;&quot;,&quot;" office:value-type="string" office:string-value="910," calcext:value-type="string">
            <text:p>910,</text:p>
          </table:table-cell>
          <table:table-cell table:number-columns-repeated="4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(90/256)*([.A152])" office:value-type="float" office:value="52.734375" calcext:value-type="float">
            <text:p>52.734375</text:p>
          </table:table-cell>
          <table:table-cell table:formula="of:=ROUND(SIN([.B152]*PI()/180)*([.$H$2]/2))+[.$H$3]" office:value-type="float" office:value="912" calcext:value-type="float">
            <text:p>912</text:p>
          </table:table-cell>
          <table:table-cell table:formula="of:=[.C152]&amp;&quot;,&quot;" office:value-type="string" office:string-value="912," calcext:value-type="string">
            <text:p>912,</text:p>
          </table:table-cell>
          <table:table-cell table:number-columns-repeated="4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(90/256)*([.A153])" office:value-type="float" office:value="53.0859375" calcext:value-type="float">
            <text:p>53.0859375</text:p>
          </table:table-cell>
          <table:table-cell table:formula="of:=ROUND(SIN([.B153]*PI()/180)*([.$H$2]/2))+[.$H$3]" office:value-type="float" office:value="914" calcext:value-type="float">
            <text:p>914</text:p>
          </table:table-cell>
          <table:table-cell table:formula="of:=[.C153]&amp;&quot;,&quot;" office:value-type="string" office:string-value="914," calcext:value-type="string">
            <text:p>914,</text:p>
          </table:table-cell>
          <table:table-cell table:number-columns-repeated="4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(90/256)*([.A154])" office:value-type="float" office:value="53.4375" calcext:value-type="float">
            <text:p>53.4375</text:p>
          </table:table-cell>
          <table:table-cell table:formula="of:=ROUND(SIN([.B154]*PI()/180)*([.$H$2]/2))+[.$H$3]" office:value-type="float" office:value="916" calcext:value-type="float">
            <text:p>916</text:p>
          </table:table-cell>
          <table:table-cell table:formula="of:=[.C154]&amp;&quot;,&quot;" office:value-type="string" office:string-value="916," calcext:value-type="string">
            <text:p>916,</text:p>
          </table:table-cell>
          <table:table-cell table:number-columns-repeated="4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(90/256)*([.A155])" office:value-type="float" office:value="53.7890625" calcext:value-type="float">
            <text:p>53.7890625</text:p>
          </table:table-cell>
          <table:table-cell table:formula="of:=ROUND(SIN([.B155]*PI()/180)*([.$H$2]/2))+[.$H$3]" office:value-type="float" office:value="918" calcext:value-type="float">
            <text:p>918</text:p>
          </table:table-cell>
          <table:table-cell table:formula="of:=[.C155]&amp;&quot;,&quot;" office:value-type="string" office:string-value="918," calcext:value-type="string">
            <text:p>918,</text:p>
          </table:table-cell>
          <table:table-cell table:number-columns-repeated="4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(90/256)*([.A156])" office:value-type="float" office:value="54.140625" calcext:value-type="float">
            <text:p>54.140625</text:p>
          </table:table-cell>
          <table:table-cell table:formula="of:=ROUND(SIN([.B156]*PI()/180)*([.$H$2]/2))+[.$H$3]" office:value-type="float" office:value="920" calcext:value-type="float">
            <text:p>920</text:p>
          </table:table-cell>
          <table:table-cell table:formula="of:=[.C156]&amp;&quot;,&quot;" office:value-type="string" office:string-value="920," calcext:value-type="string">
            <text:p>920,</text:p>
          </table:table-cell>
          <table:table-cell table:number-columns-repeated="4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(90/256)*([.A157])" office:value-type="float" office:value="54.4921875" calcext:value-type="float">
            <text:p>54.4921875</text:p>
          </table:table-cell>
          <table:table-cell table:formula="of:=ROUND(SIN([.B157]*PI()/180)*([.$H$2]/2))+[.$H$3]" office:value-type="float" office:value="922" calcext:value-type="float">
            <text:p>922</text:p>
          </table:table-cell>
          <table:table-cell table:formula="of:=[.C157]&amp;&quot;,&quot;" office:value-type="string" office:string-value="922," calcext:value-type="string">
            <text:p>922,</text:p>
          </table:table-cell>
          <table:table-cell table:number-columns-repeated="4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(90/256)*([.A158])" office:value-type="float" office:value="54.84375" calcext:value-type="float">
            <text:p>54.84375</text:p>
          </table:table-cell>
          <table:table-cell table:formula="of:=ROUND(SIN([.B158]*PI()/180)*([.$H$2]/2))+[.$H$3]" office:value-type="float" office:value="923" calcext:value-type="float">
            <text:p>923</text:p>
          </table:table-cell>
          <table:table-cell table:formula="of:=[.C158]&amp;&quot;,&quot;" office:value-type="string" office:string-value="923," calcext:value-type="string">
            <text:p>923,</text:p>
          </table:table-cell>
          <table:table-cell table:number-columns-repeated="4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(90/256)*([.A159])" office:value-type="float" office:value="55.1953125" calcext:value-type="float">
            <text:p>55.1953125</text:p>
          </table:table-cell>
          <table:table-cell table:formula="of:=ROUND(SIN([.B159]*PI()/180)*([.$H$2]/2))+[.$H$3]" office:value-type="float" office:value="925" calcext:value-type="float">
            <text:p>925</text:p>
          </table:table-cell>
          <table:table-cell table:formula="of:=[.C159]&amp;&quot;,&quot;" office:value-type="string" office:string-value="925," calcext:value-type="string">
            <text:p>925,</text:p>
          </table:table-cell>
          <table:table-cell table:number-columns-repeated="4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(90/256)*([.A160])" office:value-type="float" office:value="55.546875" calcext:value-type="float">
            <text:p>55.546875</text:p>
          </table:table-cell>
          <table:table-cell table:formula="of:=ROUND(SIN([.B160]*PI()/180)*([.$H$2]/2))+[.$H$3]" office:value-type="float" office:value="927" calcext:value-type="float">
            <text:p>927</text:p>
          </table:table-cell>
          <table:table-cell table:formula="of:=[.C160]&amp;&quot;,&quot;" office:value-type="string" office:string-value="927," calcext:value-type="string">
            <text:p>927,</text:p>
          </table:table-cell>
          <table:table-cell table:number-columns-repeated="4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(90/256)*([.A161])" office:value-type="float" office:value="55.8984375" calcext:value-type="float">
            <text:p>55.8984375</text:p>
          </table:table-cell>
          <table:table-cell table:formula="of:=ROUND(SIN([.B161]*PI()/180)*([.$H$2]/2))+[.$H$3]" office:value-type="float" office:value="929" calcext:value-type="float">
            <text:p>929</text:p>
          </table:table-cell>
          <table:table-cell table:formula="of:=[.C161]&amp;&quot;,&quot;" office:value-type="string" office:string-value="929," calcext:value-type="string">
            <text:p>929,</text:p>
          </table:table-cell>
          <table:table-cell table:number-columns-repeated="4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(90/256)*([.A162])" office:value-type="float" office:value="56.25" calcext:value-type="float">
            <text:p>56.25</text:p>
          </table:table-cell>
          <table:table-cell table:formula="of:=ROUND(SIN([.B162]*PI()/180)*([.$H$2]/2))+[.$H$3]" office:value-type="float" office:value="930" calcext:value-type="float">
            <text:p>930</text:p>
          </table:table-cell>
          <table:table-cell table:formula="of:=[.C162]&amp;&quot;,&quot;" office:value-type="string" office:string-value="930," calcext:value-type="string">
            <text:p>930,</text:p>
          </table:table-cell>
          <table:table-cell table:number-columns-repeated="4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(90/256)*([.A163])" office:value-type="float" office:value="56.6015625" calcext:value-type="float">
            <text:p>56.6015625</text:p>
          </table:table-cell>
          <table:table-cell table:formula="of:=ROUND(SIN([.B163]*PI()/180)*([.$H$2]/2))+[.$H$3]" office:value-type="float" office:value="932" calcext:value-type="float">
            <text:p>932</text:p>
          </table:table-cell>
          <table:table-cell table:formula="of:=[.C163]&amp;&quot;,&quot;" office:value-type="string" office:string-value="932," calcext:value-type="string">
            <text:p>932,</text:p>
          </table:table-cell>
          <table:table-cell table:number-columns-repeated="4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(90/256)*([.A164])" office:value-type="float" office:value="56.953125" calcext:value-type="float">
            <text:p>56.953125</text:p>
          </table:table-cell>
          <table:table-cell table:formula="of:=ROUND(SIN([.B164]*PI()/180)*([.$H$2]/2))+[.$H$3]" office:value-type="float" office:value="934" calcext:value-type="float">
            <text:p>934</text:p>
          </table:table-cell>
          <table:table-cell table:formula="of:=[.C164]&amp;&quot;,&quot;" office:value-type="string" office:string-value="934," calcext:value-type="string">
            <text:p>934,</text:p>
          </table:table-cell>
          <table:table-cell table:number-columns-repeated="4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(90/256)*([.A165])" office:value-type="float" office:value="57.3046875" calcext:value-type="float">
            <text:p>57.3046875</text:p>
          </table:table-cell>
          <table:table-cell table:formula="of:=ROUND(SIN([.B165]*PI()/180)*([.$H$2]/2))+[.$H$3]" office:value-type="float" office:value="936" calcext:value-type="float">
            <text:p>936</text:p>
          </table:table-cell>
          <table:table-cell table:formula="of:=[.C165]&amp;&quot;,&quot;" office:value-type="string" office:string-value="936," calcext:value-type="string">
            <text:p>936,</text:p>
          </table:table-cell>
          <table:table-cell table:number-columns-repeated="4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(90/256)*([.A166])" office:value-type="float" office:value="57.65625" calcext:value-type="float">
            <text:p>57.65625</text:p>
          </table:table-cell>
          <table:table-cell table:formula="of:=ROUND(SIN([.B166]*PI()/180)*([.$H$2]/2))+[.$H$3]" office:value-type="float" office:value="937" calcext:value-type="float">
            <text:p>937</text:p>
          </table:table-cell>
          <table:table-cell table:formula="of:=[.C166]&amp;&quot;,&quot;" office:value-type="string" office:string-value="937," calcext:value-type="string">
            <text:p>937,</text:p>
          </table:table-cell>
          <table:table-cell table:number-columns-repeated="4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(90/256)*([.A167])" office:value-type="float" office:value="58.0078125" calcext:value-type="float">
            <text:p>58.0078125</text:p>
          </table:table-cell>
          <table:table-cell table:formula="of:=ROUND(SIN([.B167]*PI()/180)*([.$H$2]/2))+[.$H$3]" office:value-type="float" office:value="939" calcext:value-type="float">
            <text:p>939</text:p>
          </table:table-cell>
          <table:table-cell table:formula="of:=[.C167]&amp;&quot;,&quot;" office:value-type="string" office:string-value="939," calcext:value-type="string">
            <text:p>939,</text:p>
          </table:table-cell>
          <table:table-cell table:number-columns-repeated="4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(90/256)*([.A168])" office:value-type="float" office:value="58.359375" calcext:value-type="float">
            <text:p>58.359375</text:p>
          </table:table-cell>
          <table:table-cell table:formula="of:=ROUND(SIN([.B168]*PI()/180)*([.$H$2]/2))+[.$H$3]" office:value-type="float" office:value="940" calcext:value-type="float">
            <text:p>940</text:p>
          </table:table-cell>
          <table:table-cell table:formula="of:=[.C168]&amp;&quot;,&quot;" office:value-type="string" office:string-value="940," calcext:value-type="string">
            <text:p>940,</text:p>
          </table:table-cell>
          <table:table-cell table:number-columns-repeated="4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(90/256)*([.A169])" office:value-type="float" office:value="58.7109375" calcext:value-type="float">
            <text:p>58.7109375</text:p>
          </table:table-cell>
          <table:table-cell table:formula="of:=ROUND(SIN([.B169]*PI()/180)*([.$H$2]/2))+[.$H$3]" office:value-type="float" office:value="942" calcext:value-type="float">
            <text:p>942</text:p>
          </table:table-cell>
          <table:table-cell table:formula="of:=[.C169]&amp;&quot;,&quot;" office:value-type="string" office:string-value="942," calcext:value-type="string">
            <text:p>942,</text:p>
          </table:table-cell>
          <table:table-cell table:number-columns-repeated="4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(90/256)*([.A170])" office:value-type="float" office:value="59.0625" calcext:value-type="float">
            <text:p>59.0625</text:p>
          </table:table-cell>
          <table:table-cell table:formula="of:=ROUND(SIN([.B170]*PI()/180)*([.$H$2]/2))+[.$H$3]" office:value-type="float" office:value="944" calcext:value-type="float">
            <text:p>944</text:p>
          </table:table-cell>
          <table:table-cell table:formula="of:=[.C170]&amp;&quot;,&quot;" office:value-type="string" office:string-value="944," calcext:value-type="string">
            <text:p>944,</text:p>
          </table:table-cell>
          <table:table-cell table:number-columns-repeated="4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(90/256)*([.A171])" office:value-type="float" office:value="59.4140625" calcext:value-type="float">
            <text:p>59.4140625</text:p>
          </table:table-cell>
          <table:table-cell table:formula="of:=ROUND(SIN([.B171]*PI()/180)*([.$H$2]/2))+[.$H$3]" office:value-type="float" office:value="945" calcext:value-type="float">
            <text:p>945</text:p>
          </table:table-cell>
          <table:table-cell table:formula="of:=[.C171]&amp;&quot;,&quot;" office:value-type="string" office:string-value="945," calcext:value-type="string">
            <text:p>945,</text:p>
          </table:table-cell>
          <table:table-cell table:number-columns-repeated="4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(90/256)*([.A172])" office:value-type="float" office:value="59.765625" calcext:value-type="float">
            <text:p>59.765625</text:p>
          </table:table-cell>
          <table:table-cell table:formula="of:=ROUND(SIN([.B172]*PI()/180)*([.$H$2]/2))+[.$H$3]" office:value-type="float" office:value="947" calcext:value-type="float">
            <text:p>947</text:p>
          </table:table-cell>
          <table:table-cell table:formula="of:=[.C172]&amp;&quot;,&quot;" office:value-type="string" office:string-value="947," calcext:value-type="string">
            <text:p>947,</text:p>
          </table:table-cell>
          <table:table-cell table:number-columns-repeated="4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(90/256)*([.A173])" office:value-type="float" office:value="60.1171875" calcext:value-type="float">
            <text:p>60.1171875</text:p>
          </table:table-cell>
          <table:table-cell table:formula="of:=ROUND(SIN([.B173]*PI()/180)*([.$H$2]/2))+[.$H$3]" office:value-type="float" office:value="948" calcext:value-type="float">
            <text:p>948</text:p>
          </table:table-cell>
          <table:table-cell table:formula="of:=[.C173]&amp;&quot;,&quot;" office:value-type="string" office:string-value="948," calcext:value-type="string">
            <text:p>948,</text:p>
          </table:table-cell>
          <table:table-cell table:number-columns-repeated="4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(90/256)*([.A174])" office:value-type="float" office:value="60.46875" calcext:value-type="float">
            <text:p>60.46875</text:p>
          </table:table-cell>
          <table:table-cell table:formula="of:=ROUND(SIN([.B174]*PI()/180)*([.$H$2]/2))+[.$H$3]" office:value-type="float" office:value="950" calcext:value-type="float">
            <text:p>950</text:p>
          </table:table-cell>
          <table:table-cell table:formula="of:=[.C174]&amp;&quot;,&quot;" office:value-type="string" office:string-value="950," calcext:value-type="string">
            <text:p>950,</text:p>
          </table:table-cell>
          <table:table-cell table:number-columns-repeated="4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(90/256)*([.A175])" office:value-type="float" office:value="60.8203125" calcext:value-type="float">
            <text:p>60.8203125</text:p>
          </table:table-cell>
          <table:table-cell table:formula="of:=ROUND(SIN([.B175]*PI()/180)*([.$H$2]/2))+[.$H$3]" office:value-type="float" office:value="952" calcext:value-type="float">
            <text:p>952</text:p>
          </table:table-cell>
          <table:table-cell table:formula="of:=[.C175]&amp;&quot;,&quot;" office:value-type="string" office:string-value="952," calcext:value-type="string">
            <text:p>952,</text:p>
          </table:table-cell>
          <table:table-cell table:number-columns-repeated="4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(90/256)*([.A176])" office:value-type="float" office:value="61.171875" calcext:value-type="float">
            <text:p>61.171875</text:p>
          </table:table-cell>
          <table:table-cell table:formula="of:=ROUND(SIN([.B176]*PI()/180)*([.$H$2]/2))+[.$H$3]" office:value-type="float" office:value="953" calcext:value-type="float">
            <text:p>953</text:p>
          </table:table-cell>
          <table:table-cell table:formula="of:=[.C176]&amp;&quot;,&quot;" office:value-type="string" office:string-value="953," calcext:value-type="string">
            <text:p>953,</text:p>
          </table:table-cell>
          <table:table-cell table:number-columns-repeated="4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(90/256)*([.A177])" office:value-type="float" office:value="61.5234375" calcext:value-type="float">
            <text:p>61.5234375</text:p>
          </table:table-cell>
          <table:table-cell table:formula="of:=ROUND(SIN([.B177]*PI()/180)*([.$H$2]/2))+[.$H$3]" office:value-type="float" office:value="955" calcext:value-type="float">
            <text:p>955</text:p>
          </table:table-cell>
          <table:table-cell table:formula="of:=[.C177]&amp;&quot;,&quot;" office:value-type="string" office:string-value="955," calcext:value-type="string">
            <text:p>955,</text:p>
          </table:table-cell>
          <table:table-cell table:number-columns-repeated="4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(90/256)*([.A178])" office:value-type="float" office:value="61.875" calcext:value-type="float">
            <text:p>61.875</text:p>
          </table:table-cell>
          <table:table-cell table:formula="of:=ROUND(SIN([.B178]*PI()/180)*([.$H$2]/2))+[.$H$3]" office:value-type="float" office:value="956" calcext:value-type="float">
            <text:p>956</text:p>
          </table:table-cell>
          <table:table-cell table:formula="of:=[.C178]&amp;&quot;,&quot;" office:value-type="string" office:string-value="956," calcext:value-type="string">
            <text:p>956,</text:p>
          </table:table-cell>
          <table:table-cell table:number-columns-repeated="4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(90/256)*([.A179])" office:value-type="float" office:value="62.2265625" calcext:value-type="float">
            <text:p>62.2265625</text:p>
          </table:table-cell>
          <table:table-cell table:formula="of:=ROUND(SIN([.B179]*PI()/180)*([.$H$2]/2))+[.$H$3]" office:value-type="float" office:value="957" calcext:value-type="float">
            <text:p>957</text:p>
          </table:table-cell>
          <table:table-cell table:formula="of:=[.C179]&amp;&quot;,&quot;" office:value-type="string" office:string-value="957," calcext:value-type="string">
            <text:p>957,</text:p>
          </table:table-cell>
          <table:table-cell table:number-columns-repeated="4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(90/256)*([.A180])" office:value-type="float" office:value="62.578125" calcext:value-type="float">
            <text:p>62.578125</text:p>
          </table:table-cell>
          <table:table-cell table:formula="of:=ROUND(SIN([.B180]*PI()/180)*([.$H$2]/2))+[.$H$3]" office:value-type="float" office:value="959" calcext:value-type="float">
            <text:p>959</text:p>
          </table:table-cell>
          <table:table-cell table:formula="of:=[.C180]&amp;&quot;,&quot;" office:value-type="string" office:string-value="959," calcext:value-type="string">
            <text:p>959,</text:p>
          </table:table-cell>
          <table:table-cell table:number-columns-repeated="4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(90/256)*([.A181])" office:value-type="float" office:value="62.9296875" calcext:value-type="float">
            <text:p>62.9296875</text:p>
          </table:table-cell>
          <table:table-cell table:formula="of:=ROUND(SIN([.B181]*PI()/180)*([.$H$2]/2))+[.$H$3]" office:value-type="float" office:value="960" calcext:value-type="float">
            <text:p>960</text:p>
          </table:table-cell>
          <table:table-cell table:formula="of:=[.C181]&amp;&quot;,&quot;" office:value-type="string" office:string-value="960," calcext:value-type="string">
            <text:p>960,</text:p>
          </table:table-cell>
          <table:table-cell table:number-columns-repeated="4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(90/256)*([.A182])" office:value-type="float" office:value="63.28125" calcext:value-type="float">
            <text:p>63.28125</text:p>
          </table:table-cell>
          <table:table-cell table:formula="of:=ROUND(SIN([.B182]*PI()/180)*([.$H$2]/2))+[.$H$3]" office:value-type="float" office:value="962" calcext:value-type="float">
            <text:p>962</text:p>
          </table:table-cell>
          <table:table-cell table:formula="of:=[.C182]&amp;&quot;,&quot;" office:value-type="string" office:string-value="962," calcext:value-type="string">
            <text:p>962,</text:p>
          </table:table-cell>
          <table:table-cell table:number-columns-repeated="4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(90/256)*([.A183])" office:value-type="float" office:value="63.6328125" calcext:value-type="float">
            <text:p>63.6328125</text:p>
          </table:table-cell>
          <table:table-cell table:formula="of:=ROUND(SIN([.B183]*PI()/180)*([.$H$2]/2))+[.$H$3]" office:value-type="float" office:value="963" calcext:value-type="float">
            <text:p>963</text:p>
          </table:table-cell>
          <table:table-cell table:formula="of:=[.C183]&amp;&quot;,&quot;" office:value-type="string" office:string-value="963," calcext:value-type="string">
            <text:p>963,</text:p>
          </table:table-cell>
          <table:table-cell table:number-columns-repeated="4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(90/256)*([.A184])" office:value-type="float" office:value="63.984375" calcext:value-type="float">
            <text:p>63.984375</text:p>
          </table:table-cell>
          <table:table-cell table:formula="of:=ROUND(SIN([.B184]*PI()/180)*([.$H$2]/2))+[.$H$3]" office:value-type="float" office:value="965" calcext:value-type="float">
            <text:p>965</text:p>
          </table:table-cell>
          <table:table-cell table:formula="of:=[.C184]&amp;&quot;,&quot;" office:value-type="string" office:string-value="965," calcext:value-type="string">
            <text:p>965,</text:p>
          </table:table-cell>
          <table:table-cell table:number-columns-repeated="4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(90/256)*([.A185])" office:value-type="float" office:value="64.3359375" calcext:value-type="float">
            <text:p>64.3359375</text:p>
          </table:table-cell>
          <table:table-cell table:formula="of:=ROUND(SIN([.B185]*PI()/180)*([.$H$2]/2))+[.$H$3]" office:value-type="float" office:value="966" calcext:value-type="float">
            <text:p>966</text:p>
          </table:table-cell>
          <table:table-cell table:formula="of:=[.C185]&amp;&quot;,&quot;" office:value-type="string" office:string-value="966," calcext:value-type="string">
            <text:p>966,</text:p>
          </table:table-cell>
          <table:table-cell table:number-columns-repeated="4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(90/256)*([.A186])" office:value-type="float" office:value="64.6875" calcext:value-type="float">
            <text:p>64.6875</text:p>
          </table:table-cell>
          <table:table-cell table:formula="of:=ROUND(SIN([.B186]*PI()/180)*([.$H$2]/2))+[.$H$3]" office:value-type="float" office:value="967" calcext:value-type="float">
            <text:p>967</text:p>
          </table:table-cell>
          <table:table-cell table:formula="of:=[.C186]&amp;&quot;,&quot;" office:value-type="string" office:string-value="967," calcext:value-type="string">
            <text:p>967,</text:p>
          </table:table-cell>
          <table:table-cell table:number-columns-repeated="4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(90/256)*([.A187])" office:value-type="float" office:value="65.0390625" calcext:value-type="float">
            <text:p>65.0390625</text:p>
          </table:table-cell>
          <table:table-cell table:formula="of:=ROUND(SIN([.B187]*PI()/180)*([.$H$2]/2))+[.$H$3]" office:value-type="float" office:value="969" calcext:value-type="float">
            <text:p>969</text:p>
          </table:table-cell>
          <table:table-cell table:formula="of:=[.C187]&amp;&quot;,&quot;" office:value-type="string" office:string-value="969," calcext:value-type="string">
            <text:p>969,</text:p>
          </table:table-cell>
          <table:table-cell table:number-columns-repeated="4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(90/256)*([.A188])" office:value-type="float" office:value="65.390625" calcext:value-type="float">
            <text:p>65.390625</text:p>
          </table:table-cell>
          <table:table-cell table:formula="of:=ROUND(SIN([.B188]*PI()/180)*([.$H$2]/2))+[.$H$3]" office:value-type="float" office:value="970" calcext:value-type="float">
            <text:p>970</text:p>
          </table:table-cell>
          <table:table-cell table:formula="of:=[.C188]&amp;&quot;,&quot;" office:value-type="string" office:string-value="970," calcext:value-type="string">
            <text:p>970,</text:p>
          </table:table-cell>
          <table:table-cell table:number-columns-repeated="4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(90/256)*([.A189])" office:value-type="float" office:value="65.7421875" calcext:value-type="float">
            <text:p>65.7421875</text:p>
          </table:table-cell>
          <table:table-cell table:formula="of:=ROUND(SIN([.B189]*PI()/180)*([.$H$2]/2))+[.$H$3]" office:value-type="float" office:value="971" calcext:value-type="float">
            <text:p>971</text:p>
          </table:table-cell>
          <table:table-cell table:formula="of:=[.C189]&amp;&quot;,&quot;" office:value-type="string" office:string-value="971," calcext:value-type="string">
            <text:p>971,</text:p>
          </table:table-cell>
          <table:table-cell table:number-columns-repeated="4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(90/256)*([.A190])" office:value-type="float" office:value="66.09375" calcext:value-type="float">
            <text:p>66.09375</text:p>
          </table:table-cell>
          <table:table-cell table:formula="of:=ROUND(SIN([.B190]*PI()/180)*([.$H$2]/2))+[.$H$3]" office:value-type="float" office:value="972" calcext:value-type="float">
            <text:p>972</text:p>
          </table:table-cell>
          <table:table-cell table:formula="of:=[.C190]&amp;&quot;,&quot;" office:value-type="string" office:string-value="972," calcext:value-type="string">
            <text:p>972,</text:p>
          </table:table-cell>
          <table:table-cell table:number-columns-repeated="4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(90/256)*([.A191])" office:value-type="float" office:value="66.4453125" calcext:value-type="float">
            <text:p>66.4453125</text:p>
          </table:table-cell>
          <table:table-cell table:formula="of:=ROUND(SIN([.B191]*PI()/180)*([.$H$2]/2))+[.$H$3]" office:value-type="float" office:value="974" calcext:value-type="float">
            <text:p>974</text:p>
          </table:table-cell>
          <table:table-cell table:formula="of:=[.C191]&amp;&quot;,&quot;" office:value-type="string" office:string-value="974," calcext:value-type="string">
            <text:p>974,</text:p>
          </table:table-cell>
          <table:table-cell table:number-columns-repeated="4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(90/256)*([.A192])" office:value-type="float" office:value="66.796875" calcext:value-type="float">
            <text:p>66.796875</text:p>
          </table:table-cell>
          <table:table-cell table:formula="of:=ROUND(SIN([.B192]*PI()/180)*([.$H$2]/2))+[.$H$3]" office:value-type="float" office:value="975" calcext:value-type="float">
            <text:p>975</text:p>
          </table:table-cell>
          <table:table-cell table:formula="of:=[.C192]&amp;&quot;,&quot;" office:value-type="string" office:string-value="975," calcext:value-type="string">
            <text:p>975,</text:p>
          </table:table-cell>
          <table:table-cell table:number-columns-repeated="4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(90/256)*([.A193])" office:value-type="float" office:value="67.1484375" calcext:value-type="float">
            <text:p>67.1484375</text:p>
          </table:table-cell>
          <table:table-cell table:formula="of:=ROUND(SIN([.B193]*PI()/180)*([.$H$2]/2))+[.$H$3]" office:value-type="float" office:value="976" calcext:value-type="float">
            <text:p>976</text:p>
          </table:table-cell>
          <table:table-cell table:formula="of:=[.C193]&amp;&quot;,&quot;" office:value-type="string" office:string-value="976," calcext:value-type="string">
            <text:p>976,</text:p>
          </table:table-cell>
          <table:table-cell table:number-columns-repeated="4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(90/256)*([.A194])" office:value-type="float" office:value="67.5" calcext:value-type="float">
            <text:p>67.5</text:p>
          </table:table-cell>
          <table:table-cell table:formula="of:=ROUND(SIN([.B194]*PI()/180)*([.$H$2]/2))+[.$H$3]" office:value-type="float" office:value="977" calcext:value-type="float">
            <text:p>977</text:p>
          </table:table-cell>
          <table:table-cell table:formula="of:=[.C194]&amp;&quot;,&quot;" office:value-type="string" office:string-value="977," calcext:value-type="string">
            <text:p>977,</text:p>
          </table:table-cell>
          <table:table-cell table:number-columns-repeated="4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(90/256)*([.A195])" office:value-type="float" office:value="67.8515625" calcext:value-type="float">
            <text:p>67.8515625</text:p>
          </table:table-cell>
          <table:table-cell table:formula="of:=ROUND(SIN([.B195]*PI()/180)*([.$H$2]/2))+[.$H$3]" office:value-type="float" office:value="979" calcext:value-type="float">
            <text:p>979</text:p>
          </table:table-cell>
          <table:table-cell table:formula="of:=[.C195]&amp;&quot;,&quot;" office:value-type="string" office:string-value="979," calcext:value-type="string">
            <text:p>979,</text:p>
          </table:table-cell>
          <table:table-cell table:number-columns-repeated="4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(90/256)*([.A196])" office:value-type="float" office:value="68.203125" calcext:value-type="float">
            <text:p>68.203125</text:p>
          </table:table-cell>
          <table:table-cell table:formula="of:=ROUND(SIN([.B196]*PI()/180)*([.$H$2]/2))+[.$H$3]" office:value-type="float" office:value="980" calcext:value-type="float">
            <text:p>980</text:p>
          </table:table-cell>
          <table:table-cell table:formula="of:=[.C196]&amp;&quot;,&quot;" office:value-type="string" office:string-value="980," calcext:value-type="string">
            <text:p>980,</text:p>
          </table:table-cell>
          <table:table-cell table:number-columns-repeated="4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(90/256)*([.A197])" office:value-type="float" office:value="68.5546875" calcext:value-type="float">
            <text:p>68.5546875</text:p>
          </table:table-cell>
          <table:table-cell table:formula="of:=ROUND(SIN([.B197]*PI()/180)*([.$H$2]/2))+[.$H$3]" office:value-type="float" office:value="981" calcext:value-type="float">
            <text:p>981</text:p>
          </table:table-cell>
          <table:table-cell table:formula="of:=[.C197]&amp;&quot;,&quot;" office:value-type="string" office:string-value="981," calcext:value-type="string">
            <text:p>981,</text:p>
          </table:table-cell>
          <table:table-cell table:number-columns-repeated="4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(90/256)*([.A198])" office:value-type="float" office:value="68.90625" calcext:value-type="float">
            <text:p>68.90625</text:p>
          </table:table-cell>
          <table:table-cell table:formula="of:=ROUND(SIN([.B198]*PI()/180)*([.$H$2]/2))+[.$H$3]" office:value-type="float" office:value="982" calcext:value-type="float">
            <text:p>982</text:p>
          </table:table-cell>
          <table:table-cell table:formula="of:=[.C198]&amp;&quot;,&quot;" office:value-type="string" office:string-value="982," calcext:value-type="string">
            <text:p>982,</text:p>
          </table:table-cell>
          <table:table-cell table:number-columns-repeated="4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(90/256)*([.A199])" office:value-type="float" office:value="69.2578125" calcext:value-type="float">
            <text:p>69.2578125</text:p>
          </table:table-cell>
          <table:table-cell table:formula="of:=ROUND(SIN([.B199]*PI()/180)*([.$H$2]/2))+[.$H$3]" office:value-type="float" office:value="983" calcext:value-type="float">
            <text:p>983</text:p>
          </table:table-cell>
          <table:table-cell table:formula="of:=[.C199]&amp;&quot;,&quot;" office:value-type="string" office:string-value="983," calcext:value-type="string">
            <text:p>983,</text:p>
          </table:table-cell>
          <table:table-cell table:number-columns-repeated="4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(90/256)*([.A200])" office:value-type="float" office:value="69.609375" calcext:value-type="float">
            <text:p>69.609375</text:p>
          </table:table-cell>
          <table:table-cell table:formula="of:=ROUND(SIN([.B200]*PI()/180)*([.$H$2]/2))+[.$H$3]" office:value-type="float" office:value="984" calcext:value-type="float">
            <text:p>984</text:p>
          </table:table-cell>
          <table:table-cell table:formula="of:=[.C200]&amp;&quot;,&quot;" office:value-type="string" office:string-value="984," calcext:value-type="string">
            <text:p>984,</text:p>
          </table:table-cell>
          <table:table-cell table:number-columns-repeated="4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(90/256)*([.A201])" office:value-type="float" office:value="69.9609375" calcext:value-type="float">
            <text:p>69.9609375</text:p>
          </table:table-cell>
          <table:table-cell table:formula="of:=ROUND(SIN([.B201]*PI()/180)*([.$H$2]/2))+[.$H$3]" office:value-type="float" office:value="985" calcext:value-type="float">
            <text:p>985</text:p>
          </table:table-cell>
          <table:table-cell table:formula="of:=[.C201]&amp;&quot;,&quot;" office:value-type="string" office:string-value="985," calcext:value-type="string">
            <text:p>985,</text:p>
          </table:table-cell>
          <table:table-cell table:number-columns-repeated="4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(90/256)*([.A202])" office:value-type="float" office:value="70.3125" calcext:value-type="float">
            <text:p>70.3125</text:p>
          </table:table-cell>
          <table:table-cell table:formula="of:=ROUND(SIN([.B202]*PI()/180)*([.$H$2]/2))+[.$H$3]" office:value-type="float" office:value="986" calcext:value-type="float">
            <text:p>986</text:p>
          </table:table-cell>
          <table:table-cell table:formula="of:=[.C202]&amp;&quot;,&quot;" office:value-type="string" office:string-value="986," calcext:value-type="string">
            <text:p>986,</text:p>
          </table:table-cell>
          <table:table-cell table:number-columns-repeated="4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(90/256)*([.A203])" office:value-type="float" office:value="70.6640625" calcext:value-type="float">
            <text:p>70.6640625</text:p>
          </table:table-cell>
          <table:table-cell table:formula="of:=ROUND(SIN([.B203]*PI()/180)*([.$H$2]/2))+[.$H$3]" office:value-type="float" office:value="987" calcext:value-type="float">
            <text:p>987</text:p>
          </table:table-cell>
          <table:table-cell table:formula="of:=[.C203]&amp;&quot;,&quot;" office:value-type="string" office:string-value="987," calcext:value-type="string">
            <text:p>987,</text:p>
          </table:table-cell>
          <table:table-cell table:number-columns-repeated="4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(90/256)*([.A204])" office:value-type="float" office:value="71.015625" calcext:value-type="float">
            <text:p>71.015625</text:p>
          </table:table-cell>
          <table:table-cell table:formula="of:=ROUND(SIN([.B204]*PI()/180)*([.$H$2]/2))+[.$H$3]" office:value-type="float" office:value="988" calcext:value-type="float">
            <text:p>988</text:p>
          </table:table-cell>
          <table:table-cell table:formula="of:=[.C204]&amp;&quot;,&quot;" office:value-type="string" office:string-value="988," calcext:value-type="string">
            <text:p>988,</text:p>
          </table:table-cell>
          <table:table-cell table:number-columns-repeated="4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(90/256)*([.A205])" office:value-type="float" office:value="71.3671875" calcext:value-type="float">
            <text:p>71.3671875</text:p>
          </table:table-cell>
          <table:table-cell table:formula="of:=ROUND(SIN([.B205]*PI()/180)*([.$H$2]/2))+[.$H$3]" office:value-type="float" office:value="989" calcext:value-type="float">
            <text:p>989</text:p>
          </table:table-cell>
          <table:table-cell table:formula="of:=[.C205]&amp;&quot;,&quot;" office:value-type="string" office:string-value="989," calcext:value-type="string">
            <text:p>989,</text:p>
          </table:table-cell>
          <table:table-cell table:number-columns-repeated="4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(90/256)*([.A206])" office:value-type="float" office:value="71.71875" calcext:value-type="float">
            <text:p>71.71875</text:p>
          </table:table-cell>
          <table:table-cell table:formula="of:=ROUND(SIN([.B206]*PI()/180)*([.$H$2]/2))+[.$H$3]" office:value-type="float" office:value="990" calcext:value-type="float">
            <text:p>990</text:p>
          </table:table-cell>
          <table:table-cell table:formula="of:=[.C206]&amp;&quot;,&quot;" office:value-type="string" office:string-value="990," calcext:value-type="string">
            <text:p>990,</text:p>
          </table:table-cell>
          <table:table-cell table:number-columns-repeated="4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(90/256)*([.A207])" office:value-type="float" office:value="72.0703125" calcext:value-type="float">
            <text:p>72.0703125</text:p>
          </table:table-cell>
          <table:table-cell table:formula="of:=ROUND(SIN([.B207]*PI()/180)*([.$H$2]/2))+[.$H$3]" office:value-type="float" office:value="991" calcext:value-type="float">
            <text:p>991</text:p>
          </table:table-cell>
          <table:table-cell table:formula="of:=[.C207]&amp;&quot;,&quot;" office:value-type="string" office:string-value="991," calcext:value-type="string">
            <text:p>991,</text:p>
          </table:table-cell>
          <table:table-cell table:number-columns-repeated="4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(90/256)*([.A208])" office:value-type="float" office:value="72.421875" calcext:value-type="float">
            <text:p>72.421875</text:p>
          </table:table-cell>
          <table:table-cell table:formula="of:=ROUND(SIN([.B208]*PI()/180)*([.$H$2]/2))+[.$H$3]" office:value-type="float" office:value="992" calcext:value-type="float">
            <text:p>992</text:p>
          </table:table-cell>
          <table:table-cell table:formula="of:=[.C208]&amp;&quot;,&quot;" office:value-type="string" office:string-value="992," calcext:value-type="string">
            <text:p>992,</text:p>
          </table:table-cell>
          <table:table-cell table:number-columns-repeated="4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(90/256)*([.A209])" office:value-type="float" office:value="72.7734375" calcext:value-type="float">
            <text:p>72.7734375</text:p>
          </table:table-cell>
          <table:table-cell table:formula="of:=ROUND(SIN([.B209]*PI()/180)*([.$H$2]/2))+[.$H$3]" office:value-type="float" office:value="993" calcext:value-type="float">
            <text:p>993</text:p>
          </table:table-cell>
          <table:table-cell table:formula="of:=[.C209]&amp;&quot;,&quot;" office:value-type="string" office:string-value="993," calcext:value-type="string">
            <text:p>993,</text:p>
          </table:table-cell>
          <table:table-cell table:number-columns-repeated="4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(90/256)*([.A210])" office:value-type="float" office:value="73.125" calcext:value-type="float">
            <text:p>73.125</text:p>
          </table:table-cell>
          <table:table-cell table:formula="of:=ROUND(SIN([.B210]*PI()/180)*([.$H$2]/2))+[.$H$3]" office:value-type="float" office:value="994" calcext:value-type="float">
            <text:p>994</text:p>
          </table:table-cell>
          <table:table-cell table:formula="of:=[.C210]&amp;&quot;,&quot;" office:value-type="string" office:string-value="994," calcext:value-type="string">
            <text:p>994,</text:p>
          </table:table-cell>
          <table:table-cell table:number-columns-repeated="4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(90/256)*([.A211])" office:value-type="float" office:value="73.4765625" calcext:value-type="float">
            <text:p>73.4765625</text:p>
          </table:table-cell>
          <table:table-cell table:formula="of:=ROUND(SIN([.B211]*PI()/180)*([.$H$2]/2))+[.$H$3]" office:value-type="float" office:value="995" calcext:value-type="float">
            <text:p>995</text:p>
          </table:table-cell>
          <table:table-cell table:formula="of:=[.C211]&amp;&quot;,&quot;" office:value-type="string" office:string-value="995," calcext:value-type="string">
            <text:p>995,</text:p>
          </table:table-cell>
          <table:table-cell table:number-columns-repeated="4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(90/256)*([.A212])" office:value-type="float" office:value="73.828125" calcext:value-type="float">
            <text:p>73.828125</text:p>
          </table:table-cell>
          <table:table-cell table:formula="of:=ROUND(SIN([.B212]*PI()/180)*([.$H$2]/2))+[.$H$3]" office:value-type="float" office:value="996" calcext:value-type="float">
            <text:p>996</text:p>
          </table:table-cell>
          <table:table-cell table:formula="of:=[.C212]&amp;&quot;,&quot;" office:value-type="string" office:string-value="996," calcext:value-type="string">
            <text:p>996,</text:p>
          </table:table-cell>
          <table:table-cell table:number-columns-repeated="4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(90/256)*([.A213])" office:value-type="float" office:value="74.1796875" calcext:value-type="float">
            <text:p>74.1796875</text:p>
          </table:table-cell>
          <table:table-cell table:formula="of:=ROUND(SIN([.B213]*PI()/180)*([.$H$2]/2))+[.$H$3]" office:value-type="float" office:value="997" calcext:value-type="float">
            <text:p>997</text:p>
          </table:table-cell>
          <table:table-cell table:formula="of:=[.C213]&amp;&quot;,&quot;" office:value-type="string" office:string-value="997," calcext:value-type="string">
            <text:p>997,</text:p>
          </table:table-cell>
          <table:table-cell table:number-columns-repeated="4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(90/256)*([.A214])" office:value-type="float" office:value="74.53125" calcext:value-type="float">
            <text:p>74.53125</text:p>
          </table:table-cell>
          <table:table-cell table:formula="of:=ROUND(SIN([.B214]*PI()/180)*([.$H$2]/2))+[.$H$3]" office:value-type="float" office:value="998" calcext:value-type="float">
            <text:p>998</text:p>
          </table:table-cell>
          <table:table-cell table:formula="of:=[.C214]&amp;&quot;,&quot;" office:value-type="string" office:string-value="998," calcext:value-type="string">
            <text:p>998,</text:p>
          </table:table-cell>
          <table:table-cell table:number-columns-repeated="4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(90/256)*([.A215])" office:value-type="float" office:value="74.8828125" calcext:value-type="float">
            <text:p>74.8828125</text:p>
          </table:table-cell>
          <table:table-cell table:formula="of:=ROUND(SIN([.B215]*PI()/180)*([.$H$2]/2))+[.$H$3]" office:value-type="float" office:value="998" calcext:value-type="float">
            <text:p>998</text:p>
          </table:table-cell>
          <table:table-cell table:formula="of:=[.C215]&amp;&quot;,&quot;" office:value-type="string" office:string-value="998," calcext:value-type="string">
            <text:p>998,</text:p>
          </table:table-cell>
          <table:table-cell table:number-columns-repeated="4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(90/256)*([.A216])" office:value-type="float" office:value="75.234375" calcext:value-type="float">
            <text:p>75.234375</text:p>
          </table:table-cell>
          <table:table-cell table:formula="of:=ROUND(SIN([.B216]*PI()/180)*([.$H$2]/2))+[.$H$3]" office:value-type="float" office:value="999" calcext:value-type="float">
            <text:p>999</text:p>
          </table:table-cell>
          <table:table-cell table:formula="of:=[.C216]&amp;&quot;,&quot;" office:value-type="string" office:string-value="999," calcext:value-type="string">
            <text:p>999,</text:p>
          </table:table-cell>
          <table:table-cell table:number-columns-repeated="4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(90/256)*([.A217])" office:value-type="float" office:value="75.5859375" calcext:value-type="float">
            <text:p>75.5859375</text:p>
          </table:table-cell>
          <table:table-cell table:formula="of:=ROUND(SIN([.B217]*PI()/180)*([.$H$2]/2))+[.$H$3]" office:value-type="float" office:value="1000" calcext:value-type="float">
            <text:p>1000</text:p>
          </table:table-cell>
          <table:table-cell table:formula="of:=[.C217]&amp;&quot;,&quot;" office:value-type="string" office:string-value="1000," calcext:value-type="string">
            <text:p>1000,</text:p>
          </table:table-cell>
          <table:table-cell table:number-columns-repeated="4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(90/256)*([.A218])" office:value-type="float" office:value="75.9375" calcext:value-type="float">
            <text:p>75.9375</text:p>
          </table:table-cell>
          <table:table-cell table:formula="of:=ROUND(SIN([.B218]*PI()/180)*([.$H$2]/2))+[.$H$3]" office:value-type="float" office:value="1001" calcext:value-type="float">
            <text:p>1001</text:p>
          </table:table-cell>
          <table:table-cell table:formula="of:=[.C218]&amp;&quot;,&quot;" office:value-type="string" office:string-value="1001," calcext:value-type="string">
            <text:p>1001,</text:p>
          </table:table-cell>
          <table:table-cell table:number-columns-repeated="4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(90/256)*([.A219])" office:value-type="float" office:value="76.2890625" calcext:value-type="float">
            <text:p>76.2890625</text:p>
          </table:table-cell>
          <table:table-cell table:formula="of:=ROUND(SIN([.B219]*PI()/180)*([.$H$2]/2))+[.$H$3]" office:value-type="float" office:value="1002" calcext:value-type="float">
            <text:p>1002</text:p>
          </table:table-cell>
          <table:table-cell table:formula="of:=[.C219]&amp;&quot;,&quot;" office:value-type="string" office:string-value="1002," calcext:value-type="string">
            <text:p>1002,</text:p>
          </table:table-cell>
          <table:table-cell table:number-columns-repeated="4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(90/256)*([.A220])" office:value-type="float" office:value="76.640625" calcext:value-type="float">
            <text:p>76.640625</text:p>
          </table:table-cell>
          <table:table-cell table:formula="of:=ROUND(SIN([.B220]*PI()/180)*([.$H$2]/2))+[.$H$3]" office:value-type="float" office:value="1002" calcext:value-type="float">
            <text:p>1002</text:p>
          </table:table-cell>
          <table:table-cell table:formula="of:=[.C220]&amp;&quot;,&quot;" office:value-type="string" office:string-value="1002," calcext:value-type="string">
            <text:p>1002,</text:p>
          </table:table-cell>
          <table:table-cell table:number-columns-repeated="4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(90/256)*([.A221])" office:value-type="float" office:value="76.9921875" calcext:value-type="float">
            <text:p>76.9921875</text:p>
          </table:table-cell>
          <table:table-cell table:formula="of:=ROUND(SIN([.B221]*PI()/180)*([.$H$2]/2))+[.$H$3]" office:value-type="float" office:value="1003" calcext:value-type="float">
            <text:p>1003</text:p>
          </table:table-cell>
          <table:table-cell table:formula="of:=[.C221]&amp;&quot;,&quot;" office:value-type="string" office:string-value="1003," calcext:value-type="string">
            <text:p>1003,</text:p>
          </table:table-cell>
          <table:table-cell table:number-columns-repeated="4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(90/256)*([.A222])" office:value-type="float" office:value="77.34375" calcext:value-type="float">
            <text:p>77.34375</text:p>
          </table:table-cell>
          <table:table-cell table:formula="of:=ROUND(SIN([.B222]*PI()/180)*([.$H$2]/2))+[.$H$3]" office:value-type="float" office:value="1004" calcext:value-type="float">
            <text:p>1004</text:p>
          </table:table-cell>
          <table:table-cell table:formula="of:=[.C222]&amp;&quot;,&quot;" office:value-type="string" office:string-value="1004," calcext:value-type="string">
            <text:p>1004,</text:p>
          </table:table-cell>
          <table:table-cell table:number-columns-repeated="4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(90/256)*([.A223])" office:value-type="float" office:value="77.6953125" calcext:value-type="float">
            <text:p>77.6953125</text:p>
          </table:table-cell>
          <table:table-cell table:formula="of:=ROUND(SIN([.B223]*PI()/180)*([.$H$2]/2))+[.$H$3]" office:value-type="float" office:value="1004" calcext:value-type="float">
            <text:p>1004</text:p>
          </table:table-cell>
          <table:table-cell table:formula="of:=[.C223]&amp;&quot;,&quot;" office:value-type="string" office:string-value="1004," calcext:value-type="string">
            <text:p>1004,</text:p>
          </table:table-cell>
          <table:table-cell table:number-columns-repeated="4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(90/256)*([.A224])" office:value-type="float" office:value="78.046875" calcext:value-type="float">
            <text:p>78.046875</text:p>
          </table:table-cell>
          <table:table-cell table:formula="of:=ROUND(SIN([.B224]*PI()/180)*([.$H$2]/2))+[.$H$3]" office:value-type="float" office:value="1005" calcext:value-type="float">
            <text:p>1005</text:p>
          </table:table-cell>
          <table:table-cell table:formula="of:=[.C224]&amp;&quot;,&quot;" office:value-type="string" office:string-value="1005," calcext:value-type="string">
            <text:p>1005,</text:p>
          </table:table-cell>
          <table:table-cell table:number-columns-repeated="4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(90/256)*([.A225])" office:value-type="float" office:value="78.3984375" calcext:value-type="float">
            <text:p>78.3984375</text:p>
          </table:table-cell>
          <table:table-cell table:formula="of:=ROUND(SIN([.B225]*PI()/180)*([.$H$2]/2))+[.$H$3]" office:value-type="float" office:value="1006" calcext:value-type="float">
            <text:p>1006</text:p>
          </table:table-cell>
          <table:table-cell table:formula="of:=[.C225]&amp;&quot;,&quot;" office:value-type="string" office:string-value="1006," calcext:value-type="string">
            <text:p>1006,</text:p>
          </table:table-cell>
          <table:table-cell table:number-columns-repeated="4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(90/256)*([.A226])" office:value-type="float" office:value="78.75" calcext:value-type="float">
            <text:p>78.75</text:p>
          </table:table-cell>
          <table:table-cell table:formula="of:=ROUND(SIN([.B226]*PI()/180)*([.$H$2]/2))+[.$H$3]" office:value-type="float" office:value="1006" calcext:value-type="float">
            <text:p>1006</text:p>
          </table:table-cell>
          <table:table-cell table:formula="of:=[.C226]&amp;&quot;,&quot;" office:value-type="string" office:string-value="1006," calcext:value-type="string">
            <text:p>1006,</text:p>
          </table:table-cell>
          <table:table-cell table:number-columns-repeated="4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(90/256)*([.A227])" office:value-type="float" office:value="79.1015625" calcext:value-type="float">
            <text:p>79.1015625</text:p>
          </table:table-cell>
          <table:table-cell table:formula="of:=ROUND(SIN([.B227]*PI()/180)*([.$H$2]/2))+[.$H$3]" office:value-type="float" office:value="1007" calcext:value-type="float">
            <text:p>1007</text:p>
          </table:table-cell>
          <table:table-cell table:formula="of:=[.C227]&amp;&quot;,&quot;" office:value-type="string" office:string-value="1007," calcext:value-type="string">
            <text:p>1007,</text:p>
          </table:table-cell>
          <table:table-cell table:number-columns-repeated="4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(90/256)*([.A228])" office:value-type="float" office:value="79.453125" calcext:value-type="float">
            <text:p>79.453125</text:p>
          </table:table-cell>
          <table:table-cell table:formula="of:=ROUND(SIN([.B228]*PI()/180)*([.$H$2]/2))+[.$H$3]" office:value-type="float" office:value="1007" calcext:value-type="float">
            <text:p>1007</text:p>
          </table:table-cell>
          <table:table-cell table:formula="of:=[.C228]&amp;&quot;,&quot;" office:value-type="string" office:string-value="1007," calcext:value-type="string">
            <text:p>1007,</text:p>
          </table:table-cell>
          <table:table-cell table:number-columns-repeated="4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(90/256)*([.A229])" office:value-type="float" office:value="79.8046875" calcext:value-type="float">
            <text:p>79.8046875</text:p>
          </table:table-cell>
          <table:table-cell table:formula="of:=ROUND(SIN([.B229]*PI()/180)*([.$H$2]/2))+[.$H$3]" office:value-type="float" office:value="1008" calcext:value-type="float">
            <text:p>1008</text:p>
          </table:table-cell>
          <table:table-cell table:formula="of:=[.C229]&amp;&quot;,&quot;" office:value-type="string" office:string-value="1008," calcext:value-type="string">
            <text:p>1008,</text:p>
          </table:table-cell>
          <table:table-cell table:number-columns-repeated="4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(90/256)*([.A230])" office:value-type="float" office:value="80.15625" calcext:value-type="float">
            <text:p>80.15625</text:p>
          </table:table-cell>
          <table:table-cell table:formula="of:=ROUND(SIN([.B230]*PI()/180)*([.$H$2]/2))+[.$H$3]" office:value-type="float" office:value="1009" calcext:value-type="float">
            <text:p>1009</text:p>
          </table:table-cell>
          <table:table-cell table:formula="of:=[.C230]&amp;&quot;,&quot;" office:value-type="string" office:string-value="1009," calcext:value-type="string">
            <text:p>1009,</text:p>
          </table:table-cell>
          <table:table-cell table:number-columns-repeated="4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(90/256)*([.A231])" office:value-type="float" office:value="80.5078125" calcext:value-type="float">
            <text:p>80.5078125</text:p>
          </table:table-cell>
          <table:table-cell table:formula="of:=ROUND(SIN([.B231]*PI()/180)*([.$H$2]/2))+[.$H$3]" office:value-type="float" office:value="1009" calcext:value-type="float">
            <text:p>1009</text:p>
          </table:table-cell>
          <table:table-cell table:formula="of:=[.C231]&amp;&quot;,&quot;" office:value-type="string" office:string-value="1009," calcext:value-type="string">
            <text:p>1009,</text:p>
          </table:table-cell>
          <table:table-cell table:number-columns-repeated="4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(90/256)*([.A232])" office:value-type="float" office:value="80.859375" calcext:value-type="float">
            <text:p>80.859375</text:p>
          </table:table-cell>
          <table:table-cell table:formula="of:=ROUND(SIN([.B232]*PI()/180)*([.$H$2]/2))+[.$H$3]" office:value-type="float" office:value="1010" calcext:value-type="float">
            <text:p>1010</text:p>
          </table:table-cell>
          <table:table-cell table:formula="of:=[.C232]&amp;&quot;,&quot;" office:value-type="string" office:string-value="1010," calcext:value-type="string">
            <text:p>1010,</text:p>
          </table:table-cell>
          <table:table-cell table:number-columns-repeated="4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(90/256)*([.A233])" office:value-type="float" office:value="81.2109375" calcext:value-type="float">
            <text:p>81.2109375</text:p>
          </table:table-cell>
          <table:table-cell table:formula="of:=ROUND(SIN([.B233]*PI()/180)*([.$H$2]/2))+[.$H$3]" office:value-type="float" office:value="1010" calcext:value-type="float">
            <text:p>1010</text:p>
          </table:table-cell>
          <table:table-cell table:formula="of:=[.C233]&amp;&quot;,&quot;" office:value-type="string" office:string-value="1010," calcext:value-type="string">
            <text:p>1010,</text:p>
          </table:table-cell>
          <table:table-cell table:number-columns-repeated="4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(90/256)*([.A234])" office:value-type="float" office:value="81.5625" calcext:value-type="float">
            <text:p>81.5625</text:p>
          </table:table-cell>
          <table:table-cell table:formula="of:=ROUND(SIN([.B234]*PI()/180)*([.$H$2]/2))+[.$H$3]" office:value-type="float" office:value="1011" calcext:value-type="float">
            <text:p>1011</text:p>
          </table:table-cell>
          <table:table-cell table:formula="of:=[.C234]&amp;&quot;,&quot;" office:value-type="string" office:string-value="1011," calcext:value-type="string">
            <text:p>1011,</text:p>
          </table:table-cell>
          <table:table-cell table:number-columns-repeated="4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(90/256)*([.A235])" office:value-type="float" office:value="81.9140625" calcext:value-type="float">
            <text:p>81.9140625</text:p>
          </table:table-cell>
          <table:table-cell table:formula="of:=ROUND(SIN([.B235]*PI()/180)*([.$H$2]/2))+[.$H$3]" office:value-type="float" office:value="1011" calcext:value-type="float">
            <text:p>1011</text:p>
          </table:table-cell>
          <table:table-cell table:formula="of:=[.C235]&amp;&quot;,&quot;" office:value-type="string" office:string-value="1011," calcext:value-type="string">
            <text:p>1011,</text:p>
          </table:table-cell>
          <table:table-cell table:number-columns-repeated="4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(90/256)*([.A236])" office:value-type="float" office:value="82.265625" calcext:value-type="float">
            <text:p>82.265625</text:p>
          </table:table-cell>
          <table:table-cell table:formula="of:=ROUND(SIN([.B236]*PI()/180)*([.$H$2]/2))+[.$H$3]" office:value-type="float" office:value="1011" calcext:value-type="float">
            <text:p>1011</text:p>
          </table:table-cell>
          <table:table-cell table:formula="of:=[.C236]&amp;&quot;,&quot;" office:value-type="string" office:string-value="1011," calcext:value-type="string">
            <text:p>1011,</text:p>
          </table:table-cell>
          <table:table-cell table:number-columns-repeated="4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(90/256)*([.A237])" office:value-type="float" office:value="82.6171875" calcext:value-type="float">
            <text:p>82.6171875</text:p>
          </table:table-cell>
          <table:table-cell table:formula="of:=ROUND(SIN([.B237]*PI()/180)*([.$H$2]/2))+[.$H$3]" office:value-type="float" office:value="1012" calcext:value-type="float">
            <text:p>1012</text:p>
          </table:table-cell>
          <table:table-cell table:formula="of:=[.C237]&amp;&quot;,&quot;" office:value-type="string" office:string-value="1012," calcext:value-type="string">
            <text:p>1012,</text:p>
          </table:table-cell>
          <table:table-cell table:number-columns-repeated="4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(90/256)*([.A238])" office:value-type="float" office:value="82.96875" calcext:value-type="float">
            <text:p>82.96875</text:p>
          </table:table-cell>
          <table:table-cell table:formula="of:=ROUND(SIN([.B238]*PI()/180)*([.$H$2]/2))+[.$H$3]" office:value-type="float" office:value="1012" calcext:value-type="float">
            <text:p>1012</text:p>
          </table:table-cell>
          <table:table-cell table:formula="of:=[.C238]&amp;&quot;,&quot;" office:value-type="string" office:string-value="1012," calcext:value-type="string">
            <text:p>1012,</text:p>
          </table:table-cell>
          <table:table-cell table:number-columns-repeated="4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(90/256)*([.A239])" office:value-type="float" office:value="83.3203125" calcext:value-type="float">
            <text:p>83.3203125</text:p>
          </table:table-cell>
          <table:table-cell table:formula="of:=ROUND(SIN([.B239]*PI()/180)*([.$H$2]/2))+[.$H$3]" office:value-type="float" office:value="1013" calcext:value-type="float">
            <text:p>1013</text:p>
          </table:table-cell>
          <table:table-cell table:formula="of:=[.C239]&amp;&quot;,&quot;" office:value-type="string" office:string-value="1013," calcext:value-type="string">
            <text:p>1013,</text:p>
          </table:table-cell>
          <table:table-cell table:number-columns-repeated="4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(90/256)*([.A240])" office:value-type="float" office:value="83.671875" calcext:value-type="float">
            <text:p>83.671875</text:p>
          </table:table-cell>
          <table:table-cell table:formula="of:=ROUND(SIN([.B240]*PI()/180)*([.$H$2]/2))+[.$H$3]" office:value-type="float" office:value="1013" calcext:value-type="float">
            <text:p>1013</text:p>
          </table:table-cell>
          <table:table-cell table:formula="of:=[.C240]&amp;&quot;,&quot;" office:value-type="string" office:string-value="1013," calcext:value-type="string">
            <text:p>1013,</text:p>
          </table:table-cell>
          <table:table-cell table:number-columns-repeated="4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(90/256)*([.A241])" office:value-type="float" office:value="84.0234375" calcext:value-type="float">
            <text:p>84.0234375</text:p>
          </table:table-cell>
          <table:table-cell table:formula="of:=ROUND(SIN([.B241]*PI()/180)*([.$H$2]/2))+[.$H$3]" office:value-type="float" office:value="1013" calcext:value-type="float">
            <text:p>1013</text:p>
          </table:table-cell>
          <table:table-cell table:formula="of:=[.C241]&amp;&quot;,&quot;" office:value-type="string" office:string-value="1013," calcext:value-type="string">
            <text:p>1013,</text:p>
          </table:table-cell>
          <table:table-cell table:number-columns-repeated="4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(90/256)*([.A242])" office:value-type="float" office:value="84.375" calcext:value-type="float">
            <text:p>84.375</text:p>
          </table:table-cell>
          <table:table-cell table:formula="of:=ROUND(SIN([.B242]*PI()/180)*([.$H$2]/2))+[.$H$3]" office:value-type="float" office:value="1014" calcext:value-type="float">
            <text:p>1014</text:p>
          </table:table-cell>
          <table:table-cell table:formula="of:=[.C242]&amp;&quot;,&quot;" office:value-type="string" office:string-value="1014," calcext:value-type="string">
            <text:p>1014,</text:p>
          </table:table-cell>
          <table:table-cell table:number-columns-repeated="4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(90/256)*([.A243])" office:value-type="float" office:value="84.7265625" calcext:value-type="float">
            <text:p>84.7265625</text:p>
          </table:table-cell>
          <table:table-cell table:formula="of:=ROUND(SIN([.B243]*PI()/180)*([.$H$2]/2))+[.$H$3]" office:value-type="float" office:value="1014" calcext:value-type="float">
            <text:p>1014</text:p>
          </table:table-cell>
          <table:table-cell table:formula="of:=[.C243]&amp;&quot;,&quot;" office:value-type="string" office:string-value="1014," calcext:value-type="string">
            <text:p>1014,</text:p>
          </table:table-cell>
          <table:table-cell table:number-columns-repeated="4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(90/256)*([.A244])" office:value-type="float" office:value="85.078125" calcext:value-type="float">
            <text:p>85.078125</text:p>
          </table:table-cell>
          <table:table-cell table:formula="of:=ROUND(SIN([.B244]*PI()/180)*([.$H$2]/2))+[.$H$3]" office:value-type="float" office:value="1014" calcext:value-type="float">
            <text:p>1014</text:p>
          </table:table-cell>
          <table:table-cell table:formula="of:=[.C244]&amp;&quot;,&quot;" office:value-type="string" office:string-value="1014," calcext:value-type="string">
            <text:p>1014,</text:p>
          </table:table-cell>
          <table:table-cell table:number-columns-repeated="4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(90/256)*([.A245])" office:value-type="float" office:value="85.4296875" calcext:value-type="float">
            <text:p>85.4296875</text:p>
          </table:table-cell>
          <table:table-cell table:formula="of:=ROUND(SIN([.B245]*PI()/180)*([.$H$2]/2))+[.$H$3]" office:value-type="float" office:value="1014" calcext:value-type="float">
            <text:p>1014</text:p>
          </table:table-cell>
          <table:table-cell table:formula="of:=[.C245]&amp;&quot;,&quot;" office:value-type="string" office:string-value="1014," calcext:value-type="string">
            <text:p>1014,</text:p>
          </table:table-cell>
          <table:table-cell table:number-columns-repeated="4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(90/256)*([.A246])" office:value-type="float" office:value="85.78125" calcext:value-type="float">
            <text:p>85.78125</text:p>
          </table:table-cell>
          <table:table-cell table:formula="of:=ROUND(SIN([.B246]*PI()/180)*([.$H$2]/2))+[.$H$3]" office:value-type="float" office:value="1015" calcext:value-type="float">
            <text:p>1015</text:p>
          </table:table-cell>
          <table:table-cell table:formula="of:=[.C246]&amp;&quot;,&quot;" office:value-type="string" office:string-value="1015," calcext:value-type="string">
            <text:p>1015,</text:p>
          </table:table-cell>
          <table:table-cell table:number-columns-repeated="4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(90/256)*([.A247])" office:value-type="float" office:value="86.1328125" calcext:value-type="float">
            <text:p>86.1328125</text:p>
          </table:table-cell>
          <table:table-cell table:formula="of:=ROUND(SIN([.B247]*PI()/180)*([.$H$2]/2))+[.$H$3]" office:value-type="float" office:value="1015" calcext:value-type="float">
            <text:p>1015</text:p>
          </table:table-cell>
          <table:table-cell table:formula="of:=[.C247]&amp;&quot;,&quot;" office:value-type="string" office:string-value="1015," calcext:value-type="string">
            <text:p>1015,</text:p>
          </table:table-cell>
          <table:table-cell table:number-columns-repeated="4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(90/256)*([.A248])" office:value-type="float" office:value="86.484375" calcext:value-type="float">
            <text:p>86.484375</text:p>
          </table:table-cell>
          <table:table-cell table:formula="of:=ROUND(SIN([.B248]*PI()/180)*([.$H$2]/2))+[.$H$3]" office:value-type="float" office:value="1015" calcext:value-type="float">
            <text:p>1015</text:p>
          </table:table-cell>
          <table:table-cell table:formula="of:=[.C248]&amp;&quot;,&quot;" office:value-type="string" office:string-value="1015," calcext:value-type="string">
            <text:p>1015,</text:p>
          </table:table-cell>
          <table:table-cell table:number-columns-repeated="4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(90/256)*([.A249])" office:value-type="float" office:value="86.8359375" calcext:value-type="float">
            <text:p>86.8359375</text:p>
          </table:table-cell>
          <table:table-cell table:formula="of:=ROUND(SIN([.B249]*PI()/180)*([.$H$2]/2))+[.$H$3]" office:value-type="float" office:value="1015" calcext:value-type="float">
            <text:p>1015</text:p>
          </table:table-cell>
          <table:table-cell table:formula="of:=[.C249]&amp;&quot;,&quot;" office:value-type="string" office:string-value="1015," calcext:value-type="string">
            <text:p>1015,</text:p>
          </table:table-cell>
          <table:table-cell table:number-columns-repeated="4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(90/256)*([.A250])" office:value-type="float" office:value="87.1875" calcext:value-type="float">
            <text:p>87.1875</text:p>
          </table:table-cell>
          <table:table-cell table:formula="of:=ROUND(SIN([.B250]*PI()/180)*([.$H$2]/2))+[.$H$3]" office:value-type="float" office:value="1015" calcext:value-type="float">
            <text:p>1015</text:p>
          </table:table-cell>
          <table:table-cell table:formula="of:=[.C250]&amp;&quot;,&quot;" office:value-type="string" office:string-value="1015," calcext:value-type="string">
            <text:p>1015,</text:p>
          </table:table-cell>
          <table:table-cell table:number-columns-repeated="4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(90/256)*([.A251])" office:value-type="float" office:value="87.5390625" calcext:value-type="float">
            <text:p>87.5390625</text:p>
          </table:table-cell>
          <table:table-cell table:formula="of:=ROUND(SIN([.B251]*PI()/180)*([.$H$2]/2))+[.$H$3]" office:value-type="float" office:value="1016" calcext:value-type="float">
            <text:p>1016</text:p>
          </table:table-cell>
          <table:table-cell table:formula="of:=[.C251]&amp;&quot;,&quot;" office:value-type="string" office:string-value="1016," calcext:value-type="string">
            <text:p>1016,</text:p>
          </table:table-cell>
          <table:table-cell table:number-columns-repeated="4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(90/256)*([.A252])" office:value-type="float" office:value="87.890625" calcext:value-type="float">
            <text:p>87.890625</text:p>
          </table:table-cell>
          <table:table-cell table:formula="of:=ROUND(SIN([.B252]*PI()/180)*([.$H$2]/2))+[.$H$3]" office:value-type="float" office:value="1016" calcext:value-type="float">
            <text:p>1016</text:p>
          </table:table-cell>
          <table:table-cell table:formula="of:=[.C252]&amp;&quot;,&quot;" office:value-type="string" office:string-value="1016," calcext:value-type="string">
            <text:p>1016,</text:p>
          </table:table-cell>
          <table:table-cell table:number-columns-repeated="4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(90/256)*([.A253])" office:value-type="float" office:value="88.2421875" calcext:value-type="float">
            <text:p>88.2421875</text:p>
          </table:table-cell>
          <table:table-cell table:formula="of:=ROUND(SIN([.B253]*PI()/180)*([.$H$2]/2))+[.$H$3]" office:value-type="float" office:value="1016" calcext:value-type="float">
            <text:p>1016</text:p>
          </table:table-cell>
          <table:table-cell table:formula="of:=[.C253]&amp;&quot;,&quot;" office:value-type="string" office:string-value="1016," calcext:value-type="string">
            <text:p>1016,</text:p>
          </table:table-cell>
          <table:table-cell table:number-columns-repeated="4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(90/256)*([.A254])" office:value-type="float" office:value="88.59375" calcext:value-type="float">
            <text:p>88.59375</text:p>
          </table:table-cell>
          <table:table-cell table:formula="of:=ROUND(SIN([.B254]*PI()/180)*([.$H$2]/2))+[.$H$3]" office:value-type="float" office:value="1016" calcext:value-type="float">
            <text:p>1016</text:p>
          </table:table-cell>
          <table:table-cell table:formula="of:=[.C254]&amp;&quot;,&quot;" office:value-type="string" office:string-value="1016," calcext:value-type="string">
            <text:p>1016,</text:p>
          </table:table-cell>
          <table:table-cell table:number-columns-repeated="4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(90/256)*([.A255])" office:value-type="float" office:value="88.9453125" calcext:value-type="float">
            <text:p>88.9453125</text:p>
          </table:table-cell>
          <table:table-cell table:formula="of:=ROUND(SIN([.B255]*PI()/180)*([.$H$2]/2))+[.$H$3]" office:value-type="float" office:value="1016" calcext:value-type="float">
            <text:p>1016</text:p>
          </table:table-cell>
          <table:table-cell table:formula="of:=[.C255]&amp;&quot;,&quot;" office:value-type="string" office:string-value="1016," calcext:value-type="string">
            <text:p>1016,</text:p>
          </table:table-cell>
          <table:table-cell table:number-columns-repeated="4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(90/256)*([.A256])" office:value-type="float" office:value="89.296875" calcext:value-type="float">
            <text:p>89.296875</text:p>
          </table:table-cell>
          <table:table-cell table:formula="of:=ROUND(SIN([.B256]*PI()/180)*([.$H$2]/2))+[.$H$3]" office:value-type="float" office:value="1016" calcext:value-type="float">
            <text:p>1016</text:p>
          </table:table-cell>
          <table:table-cell table:formula="of:=[.C256]&amp;&quot;,&quot;" office:value-type="string" office:string-value="1016," calcext:value-type="string">
            <text:p>1016,</text:p>
          </table:table-cell>
          <table:table-cell table:number-columns-repeated="4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(90/256)*([.A257])" office:value-type="float" office:value="89.6484375" calcext:value-type="float">
            <text:p>89.6484375</text:p>
          </table:table-cell>
          <table:table-cell table:formula="of:=ROUND(SIN([.B257]*PI()/180)*([.$H$2]/2))+[.$H$3]" office:value-type="float" office:value="1016" calcext:value-type="float">
            <text:p>1016</text:p>
          </table:table-cell>
          <table:table-cell table:formula="of:=[.C257]&amp;&quot;,&quot;" office:value-type="string" office:string-value="1016," calcext:value-type="string">
            <text:p>1016,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" style:font-family-complex="'Droid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2:39:06.933650142</meta:creation-date>
    <dc:date>2018-04-17T23:05:16.593731690</dc:date>
    <meta:editing-duration>PT10M38S</meta:editing-duration>
    <meta:editing-cycles>2</meta:editing-cycles>
    <meta:generator>LibreOffice/4.3.3.2$Linux_X86_64 LibreOffice_project/430m0$Build-2</meta:generator>
    <meta:document-statistic meta:table-count="1" meta:cell-count="1032" meta:object-count="0"/>
  </office:meta>
</office:document-meta>
</file>